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81mm"/>
    </style:style>
    <style:style style:name="co2" style:family="table-column">
      <style:table-column-properties fo:break-before="auto" style:column-width="69.99mm"/>
    </style:style>
    <style:style style:name="co3" style:family="table-column">
      <style:table-column-properties fo:break-before="auto" style:column-width="8.68mm"/>
    </style:style>
    <style:style style:name="co4" style:family="table-column">
      <style:table-column-properties fo:break-before="auto" style:column-width="16.79mm"/>
    </style:style>
    <style:style style:name="co5" style:family="table-column">
      <style:table-column-properties fo:break-before="auto" style:column-width="21.54mm"/>
    </style:style>
    <style:style style:name="co6" style:family="table-column">
      <style:table-column-properties fo:break-before="auto" style:column-width="5.59mm"/>
    </style:style>
    <style:style style:name="co7" style:family="table-column">
      <style:table-column-properties fo:break-before="auto" style:column-width="17.9mm"/>
    </style:style>
    <style:style style:name="co8" style:family="table-column">
      <style:table-column-properties fo:break-before="auto" style:column-width="57.96mm"/>
    </style:style>
    <style:style style:name="co9" style:family="table-column">
      <style:table-column-properties fo:break-before="auto" style:column-width="27.73mm"/>
    </style:style>
    <style:style style:name="co10" style:family="table-column">
      <style:table-column-properties fo:break-before="auto" style:column-width="13.72mm"/>
    </style:style>
    <style:style style:name="co11" style:family="table-column">
      <style:table-column-properties fo:break-before="auto" style:column-width="23.79mm"/>
    </style:style>
    <style:style style:name="co12" style:family="table-column">
      <style:table-column-properties fo:break-before="auto" style:column-width="25.51mm"/>
    </style:style>
    <style:style style:name="co13" style:family="table-column">
      <style:table-column-properties fo:break-before="auto" style:column-width="22.38mm"/>
    </style:style>
    <style:style style:name="co14" style:family="table-column">
      <style:table-column-properties fo:break-before="auto" style:column-width="16.69mm"/>
    </style:style>
    <style:style style:name="co15" style:family="table-column">
      <style:table-column-properties fo:break-before="auto" style:column-width="8.41mm"/>
    </style:style>
    <style:style style:name="co16" style:family="table-column">
      <style:table-column-properties fo:break-before="auto" style:column-width="71.38mm"/>
    </style:style>
    <style:style style:name="co17" style:family="table-column">
      <style:table-column-properties fo:break-before="auto" style:column-width="33.88mm"/>
    </style:style>
    <style:style style:name="co18" style:family="table-column">
      <style:table-column-properties fo:break-before="auto" style:column-width="31.63mm"/>
    </style:style>
    <style:style style:name="co19" style:family="table-column">
      <style:table-column-properties fo:break-before="auto" style:column-width="10.64mm"/>
    </style:style>
    <style:style style:name="co20" style:family="table-column">
      <style:table-column-properties fo:break-before="auto" style:column-width="9.82mm"/>
    </style:style>
    <style:style style:name="co21" style:family="table-column">
      <style:table-column-properties fo:break-before="auto" style:column-width="19.03mm"/>
    </style:style>
    <style:style style:name="co22" style:family="table-column">
      <style:table-column-properties fo:break-before="auto" style:column-width="20.99mm"/>
    </style:style>
    <style:style style:name="co23" style:family="table-column">
      <style:table-column-properties fo:break-before="auto" style:column-width="35.28mm"/>
    </style:style>
    <style:style style:name="co24" style:family="table-column">
      <style:table-column-properties fo:break-before="auto" style:column-width="29.97mm"/>
    </style:style>
    <style:style style:name="co25" style:family="table-column">
      <style:table-column-properties fo:break-before="auto" style:column-width="29.12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1.06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2mm" fo:break-before="auto" style:use-optimal-row-height="false"/>
    </style:style>
    <style:style style:name="ro6" style:family="table-row">
      <style:table-row-properties style:row-height="24.48mm" fo:break-before="auto" style:use-optimal-row-height="true"/>
    </style:style>
    <style:style style:name="ro7" style:family="table-row">
      <style:table-row-properties style:row-height="15.08mm" fo:break-before="auto" style:use-optimal-row-height="false"/>
    </style:style>
    <style:style style:name="ro8" style:family="table-row">
      <style:table-row-properties style:row-height="30.96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4.76mm" fo:break-before="auto" style:use-optimal-row-height="true"/>
    </style:style>
    <style:style style:name="ro11" style:family="table-row">
      <style:table-row-properties style:row-height="31.49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ta1" style:family="table" style:master-page-name="PageStyle_5f_Projektplan">
      <style:table-properties table:display="true" style:writing-mode="lr-tb"/>
    </style:style>
    <style:style style:name="ta2" style:family="table" style:master-page-name="PageStyle_5f_Überblick">
      <style:table-properties table:display="true" style:writing-mode="lr-tb"/>
    </style:style>
    <style:style style:name="ta3" style:family="table" style:master-page-name="PageStyle_5f_Ressourcen">
      <style:table-properties table:display="true" style:writing-mode="lr-tb"/>
    </style:style>
    <style:style style:name="ta4" style:family="table" style:master-page-name="PageStyle_5f_Initialisierung">
      <style:table-properties table:display="true" style:writing-mode="lr-tb"/>
    </style:style>
    <style:style style:name="ta5" style:family="table" style:master-page-name="PageStyle_5f_Konzept">
      <style:table-properties table:display="true" style:writing-mode="lr-tb"/>
    </style:style>
    <style:style style:name="ta6" style:family="table" style:master-page-name="PageStyle_5f_Realisierung">
      <style:table-properties table:display="true" style:writing-mode="lr-tb"/>
    </style:style>
    <style:style style:name="ta7" style:family="table" style:master-page-name="PageStyle_5f_Einführung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3333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0.06pt solid #000000" fo:background-color="#ffff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order-bottom="1.76pt solid #000000" fo:background-color="#ffff99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3333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6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81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71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5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cc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8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0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1.7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08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14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9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7" style:family="table-cell" style:parent-style-name="Default" style:data-style-name="N11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118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0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36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0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8" style:family="table-cell" style:parent-style-name="Default">
      <style:table-cell-properties fo:background-color="#bdd7e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4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6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49" style:family="table-cell" style:parent-style-name="Default" style:data-style-name="N117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style:rotation-align="none"/>
    </style:style>
    <style:style style:name="ce152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0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1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3" style:family="table-cell" style:parent-style-name="Default" style:data-style-name="N11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7" style:family="table-cell" style:parent-style-name="Default" style:data-style-name="N116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25.26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gr3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33.45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ktplan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21"/>
        <table:table-column-group>
          <table:table-column table:style-name="co3" table:number-columns-repeated="2" table:default-cell-style-name="ce68"/>
          <table:table-column table:style-name="co3" table:default-cell-style-name="ce88"/>
          <table:table-column table:style-name="co4" table:default-cell-style-name="ce68"/>
          <table:table-column table:style-name="co5" table:default-cell-style-name="ce68"/>
        </table:table-column-group>
        <table:table-column table:style-name="co6" table:number-columns-repeated="22" table:default-cell-style-name="ce68"/>
        <table:table-column table:style-name="co7" table:number-columns-repeated="963" table:default-cell-style-name="ce21"/>
        <table:table-column table:style-name="co7" table:number-columns-repeated="3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ktivität</text:p>
          </table:table-cell>
          <table:covered-table-cell table:style-name="ce1"/>
          <table:table-cell table:style-name="ce33" office:value-type="string" calcext:value-type="string" table:number-columns-spanned="3" table:number-rows-spanned="1">
            <text:p>Dauer [h]</text:p>
          </table:table-cell>
          <table:covered-table-cell table:number-columns-repeated="2" table:style-name="ce33"/>
          <table:table-cell table:style-name="ce23" office:value-type="string" calcext:value-type="string">
            <text:p>Status</text:p>
          </table:table-cell>
          <table:table-cell table:style-name="ce70" office:value-type="string" calcext:value-type="string">
            <text:p>Wer</text:p>
          </table:table-cell>
          <table:table-cell table:style-name="ce106" table:number-columns-spanned="22" table:number-rows-spanned="1"/>
          <table:covered-table-cell table:number-columns-repeated="21" table:style-name="ce106"/>
          <table:table-cell table:number-columns-repeated="995"/>
        </table:table-row>
        <table:table-row table:style-name="ro1">
          <table:table-cell table:style-name="ce2"/>
          <table:table-cell table:style-name="ce14"/>
          <table:table-cell table:style-name="ce42" table:number-columns-repeated="3"/>
          <table:table-cell table:style-name="ce24"/>
          <table:table-cell table:style-name="ce71"/>
          <table:table-cell table:style-name="ce111" office:value-type="string" calcext:value-type="string" table:number-columns-spanned="4" table:number-rows-spanned="1">
            <text:p>Februar</text:p>
          </table:table-cell>
          <table:covered-table-cell table:number-columns-repeated="3" table:style-name="ce111"/>
          <table:table-cell table:style-name="ce171" office:value-type="string" calcext:value-type="string" table:number-columns-spanned="4" table:number-rows-spanned="1">
            <text:p>März</text:p>
          </table:table-cell>
          <table:covered-table-cell table:number-columns-repeated="3" table:style-name="ce171"/>
          <table:table-cell table:style-name="ce178" office:value-type="string" calcext:value-type="string" table:number-columns-spanned="5" table:number-rows-spanned="1">
            <text:p>April</text:p>
          </table:table-cell>
          <table:covered-table-cell table:number-columns-repeated="4" table:style-name="ce178"/>
          <table:table-cell table:style-name="ce111" office:value-type="string" calcext:value-type="string" table:number-columns-spanned="4" table:number-rows-spanned="1">
            <text:p>Mai</text:p>
          </table:table-cell>
          <table:covered-table-cell table:number-columns-repeated="3" table:style-name="ce111"/>
          <table:table-cell table:style-name="ce111" office:value-type="string" calcext:value-type="string" table:number-columns-spanned="5" table:number-rows-spanned="1">
            <text:p>Juni</text:p>
          </table:table-cell>
          <table:covered-table-cell table:number-columns-repeated="4" table:style-name="ce111"/>
          <table:table-cell table:number-columns-repeated="995"/>
        </table:table-row>
        <table:table-row table:style-name="ro1">
          <table:table-cell table:style-name="ce4" table:number-columns-spanned="2" table:number-rows-spanned="1"/>
          <table:covered-table-cell table:style-name="ce4"/>
          <table:table-cell table:style-name="ce43" office:value-type="string" calcext:value-type="string">
            <text:p>Soll</text:p>
          </table:table-cell>
          <table:table-cell table:style-name="ce43" office:value-type="string" calcext:value-type="string">
            <text:p>Ist</text:p>
          </table:table-cell>
          <table:table-cell table:style-name="ce43" office:value-type="string" calcext:value-type="string">
            <text:p>Abw.</text:p>
          </table:table-cell>
          <table:table-cell table:style-name="ce64" table:number-columns-repeated="2"/>
          <table:table-cell table:style-name="ce80" office:value-type="string" calcext:value-type="string">
            <text:p>06</text:p>
          </table:table-cell>
          <table:table-cell table:style-name="ce90" office:value-type="string" calcext:value-type="string">
            <text:p>07</text:p>
          </table:table-cell>
          <table:table-cell table:style-name="ce90" office:value-type="string" calcext:value-type="string">
            <text:p>08</text:p>
          </table:table-cell>
          <table:table-cell table:style-name="ce90" office:value-type="string" calcext:value-type="string">
            <text:p>09</text:p>
          </table:table-cell>
          <table:table-cell table:style-name="ce90" office:value-type="string" calcext:value-type="string">
            <text:p>10</text:p>
          </table:table-cell>
          <table:table-cell table:style-name="ce90" office:value-type="string" calcext:value-type="string">
            <text:p>11</text:p>
          </table:table-cell>
          <table:table-cell table:style-name="ce90" office:value-type="string" calcext:value-type="string">
            <text:p>12</text:p>
          </table:table-cell>
          <table:table-cell table:style-name="ce90" office:value-type="string" calcext:value-type="string">
            <text:p>13</text:p>
          </table:table-cell>
          <table:table-cell table:style-name="ce80" office:value-type="string" calcext:value-type="string">
            <text:p>14</text:p>
          </table:table-cell>
          <table:table-cell table:style-name="ce90" office:value-type="string" calcext:value-type="string">
            <text:p>15</text:p>
          </table:table-cell>
          <table:table-cell table:style-name="ce90" office:value-type="string" calcext:value-type="string">
            <text:p>16</text:p>
          </table:table-cell>
          <table:table-cell table:style-name="ce90" office:value-type="string" calcext:value-type="string">
            <text:p>17</text:p>
          </table:table-cell>
          <table:table-cell table:style-name="ce80" office:value-type="string" calcext:value-type="string">
            <text:p>18</text:p>
          </table:table-cell>
          <table:table-cell table:style-name="ce90" office:value-type="string" calcext:value-type="string">
            <text:p>19</text:p>
          </table:table-cell>
          <table:table-cell table:style-name="ce90" office:value-type="string" calcext:value-type="string">
            <text:p>20</text:p>
          </table:table-cell>
          <table:table-cell table:style-name="ce90" office:value-type="string" calcext:value-type="string">
            <text:p>21</text:p>
          </table:table-cell>
          <table:table-cell table:style-name="ce80" office:value-type="string" calcext:value-type="string">
            <text:p>22</text:p>
          </table:table-cell>
          <table:table-cell table:style-name="ce90" office:value-type="string" calcext:value-type="string">
            <text:p>23</text:p>
          </table:table-cell>
          <table:table-cell table:style-name="ce90" office:value-type="string" calcext:value-type="string">
            <text:p>24</text:p>
          </table:table-cell>
          <table:table-cell table:style-name="ce90" office:value-type="string" calcext:value-type="string">
            <text:p>25</text:p>
          </table:table-cell>
          <table:table-cell table:style-name="ce80" office:value-type="string" calcext:value-type="string">
            <text:p>26</text:p>
          </table:table-cell>
          <table:table-cell table:style-name="ce107" office:value-type="string" calcext:value-type="string">
            <text:p>27</text:p>
          </table:table-cell>
          <table:table-cell table:style-name="ce13" table:number-columns-repeated="963"/>
          <table:table-cell table:number-columns-repeated="32"/>
        </table:table-row>
        <table:table-row table:style-name="ro2">
          <table:table-cell table:style-name="ce6" office:value-type="string" calcext:value-type="string" table:number-columns-spanned="2" table:number-rows-spanned="1">
            <text:p>Initialisierung</text:p>
          </table:table-cell>
          <table:covered-table-cell table:style-name="ce6"/>
          <table:table-cell table:style-name="ce44" table:formula="of:=SUM([.C5:.C14])" office:value-type="float" office:value="60" calcext:value-type="float">
            <text:p>60</text:p>
          </table:table-cell>
          <table:table-cell table:style-name="ce44" table:formula="of:=SUM([.D5:.D14])" office:value-type="float" office:value="49" calcext:value-type="float">
            <text:p>49</text:p>
          </table:table-cell>
          <table:table-cell table:style-name="ce44" table:formula="of:=SUM([.E5:.E14])" office:value-type="float" office:value="-11" calcext:value-type="float">
            <text:p>-11</text:p>
          </table:table-cell>
          <table:table-cell table:style-name="ce65"/>
          <table:table-cell table:style-name="ce72"/>
          <table:table-cell table:style-name="ce81" table:number-columns-repeated="4"/>
          <table:table-cell table:style-name="ce175" table:number-columns-repeated="4"/>
          <table:table-cell table:style-name="ce81" table:number-columns-repeated="13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5" office:value-type="string" calcext:value-type="string">
              <text:p>1.1</text:p>
            </table:table-cell>
            <table:table-cell table:style-name="ce15" office:value-type="string" calcext:value-type="string">
              <text:p>Projektinitialisierung erstellen</text:p>
            </table:table-cell>
            <table:table-cell table:number-columns-repeated="2" table:style-name="ce45" office:value-type="float" office:value="4" calcext:value-type="float">
              <text:p>4</text:p>
            </table:table-cell>
            <table:table-cell table:style-name="ce59" table:formula="of:=[.D5]-[.C5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4"/>
            <table:table-cell table:style-name="ce92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2</text:p>
            </table:table-cell>
            <table:table-cell table:style-name="ce15" office:value-type="string" calcext:value-type="string">
              <text:p>Projektorganisation</text:p>
            </table:table-cell>
            <table:table-cell table:number-columns-repeated="2" table:style-name="ce45" office:value-type="float" office:value="2" calcext:value-type="float">
              <text:p>2</text:p>
            </table:table-cell>
            <table:table-cell table:style-name="ce59" table:formula="of:=[.D6]-[.C6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4"/>
            <table:table-cell table:style-name="ce92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3</text:p>
            </table:table-cell>
            <table:table-cell table:style-name="ce15" office:value-type="string" calcext:value-type="string">
              <text:p>Projektziele und Abgrenzungen</text:p>
            </table:table-cell>
            <table:table-cell table:number-columns-repeated="2" table:style-name="ce45" office:value-type="float" office:value="4" calcext:value-type="float">
              <text:p>4</text:p>
            </table:table-cell>
            <table:table-cell table:style-name="ce59" table:formula="of:=[.D7]-[.C7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3"/>
            <table:table-cell table:style-name="ce84"/>
            <table:table-cell table:style-name="ce97"/>
            <table:table-cell table:style-name="Default"/>
            <table:table-cell table:style-name="ce84" table:number-columns-repeated="1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4</text:p>
            </table:table-cell>
            <table:table-cell table:style-name="ce15" office:value-type="string" calcext:value-type="string">
              <text:p>Vorbereitung Kick Off &amp; Meeting</text:p>
            </table:table-cell>
            <table:table-cell table:number-columns-repeated="2" table:style-name="ce45" office:value-type="float" office:value="8" calcext:value-type="float">
              <text:p>8</text:p>
            </table:table-cell>
            <table:table-cell table:style-name="ce59" table:formula="of:=[.D8]-[.C8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,SB,SR</text:p>
            </table:table-cell>
            <table:table-cell table:style-name="ce49" table:number-columns-repeated="3"/>
            <table:table-cell table:style-name="ce84"/>
            <table:table-cell table:style-name="ce94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5</text:p>
            </table:table-cell>
            <table:table-cell table:style-name="ce15" office:value-type="string" calcext:value-type="string">
              <text:p>Projektplan</text:p>
            </table:table-cell>
            <table:table-cell table:style-name="ce45" office:value-type="float" office:value="12" calcext:value-type="float">
              <text:p>12</text:p>
            </table:table-cell>
            <table:table-cell table:style-name="ce45" office:value-type="float" office:value="16" calcext:value-type="float">
              <text:p>16</text:p>
            </table:table-cell>
            <table:table-cell table:style-name="ce45" table:formula="of:=[.D9]-[.C9]" office:value-type="float" office:value="4" calcext:value-type="float">
              <text:p>4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2"/>
            <table:table-cell table:style-name="ce49" table:number-columns-repeated="3"/>
            <table:table-cell table:style-name="ce94"/>
            <table:table-cell table:style-name="ce84" table:number-columns-repeated="1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6</text:p>
            </table:table-cell>
            <table:table-cell table:style-name="ce15" office:value-type="string" calcext:value-type="string">
              <text:p>Anforderungskatalog</text:p>
            </table:table-cell>
            <table:table-cell table:style-name="ce45" office:value-type="float" office:value="4" calcext:value-type="float">
              <text:p>4</text:p>
            </table:table-cell>
            <table:table-cell table:style-name="ce45" office:value-type="float" office:value="6" calcext:value-type="float">
              <text:p>6</text:p>
            </table:table-cell>
            <table:table-cell table:style-name="ce45" table:formula="of:=[.D10]-[.C10]" office:value-type="float" office:value="2" calcext:value-type="float">
              <text:p>2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5"/>
            <table:table-cell table:style-name="ce94" table:number-columns-repeated="2"/>
            <table:table-cell table:style-name="ce49" table:number-columns-repeated="14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7</text:p>
            </table:table-cell>
            <table:table-cell table:style-name="ce16" office:value-type="string" calcext:value-type="string">
              <text:p>Risikoanalyse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46"/>
            <table:table-cell table:style-name="ce45" table:formula="of:=[.D11]-[.C11]" office:value-type="float" office:value="-4" calcext:value-type="float">
              <text:p>-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6"/>
            <table:table-cell table:style-name="ce94"/>
            <table:table-cell table:style-name="ce49" table:number-columns-repeated="14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8</text:p>
            </table:table-cell>
            <table:table-cell table:style-name="ce16" office:value-type="string" calcext:value-type="string">
              <text:p>Varianten beschreibe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 office:value-type="float" office:value="1" calcext:value-type="float">
              <text:p>1</text:p>
            </table:table-cell>
            <table:table-cell table:style-name="ce45" table:formula="of:=[.D12]-[.C12]" office:value-type="float" office:value="-7" calcext:value-type="float">
              <text:p>-7</text:p>
            </table:table-cell>
            <table:table-cell table:style-name="ce66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7"/>
            <table:table-cell table:style-name="ce94"/>
            <table:table-cell table:style-name="ce49" table:number-columns-repeated="13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9</text:p>
            </table:table-cell>
            <table:table-cell table:style-name="ce16" office:value-type="string" calcext:value-type="string">
              <text:p>Varianten evaluieren &amp; auswählen</text:p>
            </table:table-cell>
            <table:table-cell table:style-name="ce46" office:value-type="float" office:value="2" calcext:value-type="float">
              <text:p>2</text:p>
            </table:table-cell>
            <table:table-cell table:style-name="ce46"/>
            <table:table-cell table:style-name="ce45" table:formula="of:=[.D13]-[.C13]" office:value-type="float" office:value="-2" calcext:value-type="float">
              <text:p>-2</text:p>
            </table:table-cell>
            <table:table-cell table:style-name="ce66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7"/>
            <table:table-cell table:style-name="ce94"/>
            <table:table-cell table:style-name="ce49" table:number-columns-repeated="13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10</text:p>
            </table:table-cell>
            <table:table-cell table:style-name="ce16" office:value-type="string" calcext:value-type="string">
              <text:p>Projektauftrag erstellen</text:p>
            </table:table-cell>
            <table:table-cell table:style-name="ce45" office:value-type="float" office:value="12" calcext:value-type="float">
              <text:p>12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59" table:formula="of:=[.D14]-[.C14]" office:value-type="float" office:value="-4" calcext:value-type="float">
              <text:p>-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5"/>
            <table:table-cell table:style-name="ce94" table:number-columns-repeated="2"/>
            <table:table-cell table:style-name="ce97"/>
            <table:table-cell table:style-name="ce49"/>
            <table:table-cell table:style-name="ce84" table:number-columns-repeated="4"/>
            <table:table-cell table:style-name="ce49" table:number-columns-repeated="8"/>
            <table:table-cell table:style-name="ce110"/>
            <table:table-cell table:style-name="ce99" table:number-columns-repeated="963"/>
            <table:table-cell table:number-columns-repeated="32"/>
          </table:table-row>
        </table:table-row-group>
        <table:table-row table:style-name="ro2">
          <table:table-cell table:style-name="ce6" office:value-type="string" calcext:value-type="string" table:number-columns-spanned="2" table:number-rows-spanned="1">
            <text:p>Konzept</text:p>
          </table:table-cell>
          <table:covered-table-cell table:style-name="ce6"/>
          <table:table-cell table:style-name="ce44" table:formula="of:=SUM([.C16:.C21])" office:value-type="float" office:value="66" calcext:value-type="float">
            <text:p>66</text:p>
          </table:table-cell>
          <table:table-cell table:style-name="ce44" table:formula="of:=SUM([.D16:.D21])" office:value-type="float" office:value="0" calcext:value-type="float">
            <text:p>0</text:p>
          </table:table-cell>
          <table:table-cell table:style-name="ce44" table:formula="of:=SUM([.E16:.E21])" office:value-type="float" office:value="-66" calcext:value-type="float">
            <text:p>-66</text:p>
          </table:table-cell>
          <table:table-cell table:style-name="ce65"/>
          <table:table-cell table:style-name="ce72"/>
          <table:table-cell table:style-name="ce81" table:number-columns-repeated="8"/>
          <table:table-cell table:style-name="ce180" table:number-columns-repeated="3"/>
          <table:table-cell table:style-name="ce81" table:number-columns-repeated="10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11" office:value-type="string" calcext:value-type="string">
              <text:p>3.1</text:p>
            </table:table-cell>
            <table:table-cell table:style-name="ce16" office:value-type="string" calcext:value-type="string">
              <text:p>Portalnamen finden</text:p>
            </table:table-cell>
            <table:table-cell table:style-name="ce46" office:value-type="float" office:value="2" calcext:value-type="float">
              <text:p>2</text:p>
            </table:table-cell>
            <table:table-cell table:style-name="ce46"/>
            <table:table-cell table:style-name="ce45" table:formula="of:=[.D16]-[.C16]" office:value-type="float" office:value="-2" calcext:value-type="float">
              <text:p>-2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8"/>
            <table:table-cell table:style-name="ce94"/>
            <table:table-cell table:style-name="ce49" table:number-columns-repeated="12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" office:value-type="string" calcext:value-type="string">
              <text:p>3.2</text:p>
            </table:table-cell>
            <table:table-cell table:style-name="ce16" office:value-type="string" calcext:value-type="string">
              <text:p>Screens definiere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5" table:formula="of:=[.D17]-[.C17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8"/>
            <table:table-cell table:style-name="ce94"/>
            <table:table-cell table:style-name="ce49" table:number-columns-repeated="12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" office:value-type="string" calcext:value-type="string">
              <text:p>3.3</text:p>
            </table:table-cell>
            <table:table-cell table:style-name="ce16" office:value-type="string" calcext:value-type="string">
              <text:p>Screens designen</text:p>
            </table:table-cell>
            <table:table-cell table:style-name="ce46" office:value-type="float" office:value="24" calcext:value-type="float">
              <text:p>24</text:p>
            </table:table-cell>
            <table:table-cell table:style-name="ce46"/>
            <table:table-cell table:style-name="ce45" table:formula="of:=[.D18]-[.C18]" office:value-type="float" office:value="-24" calcext:value-type="float">
              <text:p>-24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,JS</text:p>
            </table:table-cell>
            <table:table-cell table:style-name="ce49" table:number-columns-repeated="8"/>
            <table:table-cell table:style-name="ce94" table:number-columns-repeated="2"/>
            <table:table-cell table:style-name="ce49" table:number-columns-repeated="11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" office:value-type="string" calcext:value-type="string">
              <text:p>3.4</text:p>
            </table:table-cell>
            <table:table-cell table:style-name="ce16" office:value-type="string" calcext:value-type="string">
              <text:p>Software Architektur</text:p>
            </table:table-cell>
            <table:table-cell table:style-name="ce46" office:value-type="float" office:value="12" calcext:value-type="float">
              <text:p>12</text:p>
            </table:table-cell>
            <table:table-cell table:style-name="ce46"/>
            <table:table-cell table:style-name="ce45" table:formula="of:=[.D19]-[.C19]" office:value-type="float" office:value="-12" calcext:value-type="float">
              <text:p>-12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9"/>
            <table:table-cell table:style-name="ce94" table:number-columns-repeated="2"/>
            <table:table-cell table:style-name="ce49" table:number-columns-repeated="10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" office:value-type="string" calcext:value-type="string">
              <text:p>3.5</text:p>
            </table:table-cell>
            <table:table-cell table:style-name="ce16" office:value-type="string" calcext:value-type="string">
              <text:p>Test Konzept</text:p>
            </table:table-cell>
            <table:table-cell table:style-name="ce46" office:value-type="float" office:value="12" calcext:value-type="float">
              <text:p>12</text:p>
            </table:table-cell>
            <table:table-cell table:style-name="ce46"/>
            <table:table-cell table:style-name="ce45" table:formula="of:=[.D20]-[.C20]" office:value-type="float" office:value="-12" calcext:value-type="float">
              <text:p>-12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0"/>
            <table:table-cell table:style-name="ce94"/>
            <table:table-cell table:style-name="ce49" table:number-columns-repeated="10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" office:value-type="string" calcext:value-type="string">
              <text:p>3.6</text:p>
            </table:table-cell>
            <table:table-cell table:style-name="ce15" office:value-type="string" calcext:value-type="string">
              <text:p>Zwischen-Meeting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21]-[.C21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,SB,SR</text:p>
            </table:table-cell>
            <table:table-cell table:style-name="ce84" table:number-columns-repeated="7"/>
            <table:table-cell table:style-name="ce49"/>
            <table:table-cell table:style-name="ce84" table:number-columns-repeated="4"/>
            <table:table-cell table:style-name="ce97"/>
            <table:table-cell table:style-name="ce84" table:number-columns-repeated="6"/>
            <table:table-cell table:style-name="ce49" table:number-columns-repeated="2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 table:style-name="ro2">
          <table:table-cell table:style-name="ce6" office:value-type="string" calcext:value-type="string" table:number-columns-spanned="2" table:number-rows-spanned="1">
            <text:p>Realisierung</text:p>
          </table:table-cell>
          <table:covered-table-cell table:style-name="ce6"/>
          <table:table-cell table:style-name="ce44" table:formula="of:=SUM([.C23:.C29])" office:value-type="float" office:value="136" calcext:value-type="float">
            <text:p>136</text:p>
          </table:table-cell>
          <table:table-cell table:style-name="ce44" table:formula="of:=SUM([.D23:.D29])" office:value-type="float" office:value="0" calcext:value-type="float">
            <text:p>0</text:p>
          </table:table-cell>
          <table:table-cell table:style-name="ce44" table:formula="of:=SUM([.E23:.E29])" office:value-type="float" office:value="-136" calcext:value-type="float">
            <text:p>-136</text:p>
          </table:table-cell>
          <table:table-cell table:style-name="ce65"/>
          <table:table-cell table:style-name="ce72"/>
          <table:table-cell table:style-name="ce81" table:number-columns-repeated="11"/>
          <table:table-cell table:style-name="ce180" table:number-columns-repeated="4"/>
          <table:table-cell table:style-name="ce81" table:number-columns-repeated="6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5" office:value-type="string" calcext:value-type="string">
              <text:p>4.1</text:p>
            </table:table-cell>
            <table:table-cell table:style-name="ce15" office:value-type="string" calcext:value-type="string">
              <text:p>Screens in HTML/CSS umsetzen</text:p>
            </table:table-cell>
            <table:table-cell table:style-name="ce45" office:value-type="float" office:value="24" calcext:value-type="float">
              <text:p>24</text:p>
            </table:table-cell>
            <table:table-cell table:style-name="ce45"/>
            <table:table-cell table:style-name="ce45" table:formula="of:=[.D23]-[.C23]" office:value-type="float" office:value="-24" calcext:value-type="float">
              <text:p>-2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1"/>
            <table:table-cell table:style-name="ce94"/>
            <table:table-cell table:style-name="ce84" table:number-columns-repeated="9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" office:value-type="string" calcext:value-type="string">
              <text:p>4.2</text:p>
            </table:table-cell>
            <table:table-cell table:style-name="ce16" office:value-type="string" calcext:value-type="string">
              <text:p>Initialisierung Backend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6" table:formula="of:=[.D24]-[.C24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1"/>
            <table:table-cell table:style-name="ce94"/>
            <table:table-cell table:style-name="ce49" table:number-columns-repeated="9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" office:value-type="string" calcext:value-type="string">
              <text:p>4.3</text:p>
            </table:table-cell>
            <table:table-cell table:style-name="ce16" office:value-type="string" calcext:value-type="string">
              <text:p>Implementation Registrierung/Logi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6" table:formula="of:=[.D25]-[.C25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1"/>
            <table:table-cell table:style-name="ce94"/>
            <table:table-cell table:style-name="ce49" table:number-columns-repeated="9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" office:value-type="string" calcext:value-type="string">
              <text:p>4.4</text:p>
            </table:table-cell>
            <table:table-cell table:style-name="ce16" office:value-type="string" calcext:value-type="string">
              <text:p>Implementation Passwort Reset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6" table:formula="of:=[.D26]-[.C26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1"/>
            <table:table-cell table:style-name="ce94"/>
            <table:table-cell table:style-name="ce49" table:number-columns-repeated="9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4.5</text:p>
            </table:table-cell>
            <table:table-cell table:style-name="ce15" office:value-type="string" calcext:value-type="string">
              <text:p>Implementation der Screens</text:p>
            </table:table-cell>
            <table:table-cell table:style-name="ce45" office:value-type="float" office:value="24" calcext:value-type="float">
              <text:p>24</text:p>
            </table:table-cell>
            <table:table-cell table:style-name="ce45"/>
            <table:table-cell table:style-name="ce46" table:formula="of:=[.D27]-[.C27]" office:value-type="float" office:value="-24" calcext:value-type="float">
              <text:p>-24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2"/>
            <table:table-cell table:style-name="ce94" table:number-columns-repeated="2"/>
            <table:table-cell table:style-name="ce97"/>
            <table:table-cell table:style-name="ce49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4.6</text:p>
            </table:table-cell>
            <table:table-cell table:style-name="ce15" office:value-type="string" calcext:value-type="string">
              <text:p>Implementation Suche</text:p>
            </table:table-cell>
            <table:table-cell table:style-name="ce45" office:value-type="float" office:value="16" calcext:value-type="float">
              <text:p>16</text:p>
            </table:table-cell>
            <table:table-cell table:style-name="ce45"/>
            <table:table-cell table:style-name="ce46" table:formula="of:=[.D28]-[.C28]" office:value-type="float" office:value="-16" calcext:value-type="float">
              <text:p>-16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2"/>
            <table:table-cell table:style-name="ce94" table:number-columns-repeated="2"/>
            <table:table-cell table:style-name="ce97"/>
            <table:table-cell table:style-name="ce49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" office:value-type="string" calcext:value-type="string">
              <text:p>4.7</text:p>
            </table:table-cell>
            <table:table-cell table:style-name="ce15" office:value-type="string" calcext:value-type="string">
              <text:p>Tests erstellen</text:p>
            </table:table-cell>
            <table:table-cell table:style-name="ce45" table:formula="of:=SUM([.C24:.C28])*0.75" office:value-type="float" office:value="48" calcext:value-type="float">
              <text:p>48</text:p>
            </table:table-cell>
            <table:table-cell table:style-name="ce45"/>
            <table:table-cell table:style-name="ce46" table:formula="of:=[.D29]-[.C29]" office:value-type="float" office:value="-48" calcext:value-type="float">
              <text:p>-48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1"/>
            <table:table-cell table:style-name="ce94" table:number-columns-repeated="4"/>
            <table:table-cell table:style-name="ce84" table:number-columns-repeated="6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-group>
          <table:table-row table:style-name="ro2">
            <table:table-cell table:style-name="ce6" office:value-type="string" calcext:value-type="string" table:number-columns-spanned="2" table:number-rows-spanned="1">
              <text:p>Abschluss</text:p>
            </table:table-cell>
            <table:covered-table-cell table:style-name="ce6"/>
            <table:table-cell table:style-name="ce44" table:formula="of:=SUM([.C31:.C34])" office:value-type="float" office:value="36" calcext:value-type="float">
              <text:p>36</text:p>
            </table:table-cell>
            <table:table-cell table:style-name="ce44" table:formula="of:=SUM([.D31:.D34])" office:value-type="float" office:value="0" calcext:value-type="float">
              <text:p>0</text:p>
            </table:table-cell>
            <table:table-cell table:style-name="ce44" table:formula="of:=SUM([.E31:.E34])" office:value-type="float" office:value="-36" calcext:value-type="float">
              <text:p>-36</text:p>
            </table:table-cell>
            <table:table-cell table:style-name="ce65"/>
            <table:table-cell table:style-name="ce72"/>
            <table:table-cell table:style-name="ce81" table:number-columns-repeated="15"/>
            <table:table-cell table:style-name="ce180" table:number-columns-repeated="2"/>
            <table:table-cell table:style-name="ce81" table:number-columns-repeated="4"/>
            <table:table-cell table:style-name="ce108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5.1</text:p>
            </table:table-cell>
            <table:table-cell table:style-name="ce15" office:value-type="string" calcext:value-type="string">
              <text:p>Management Summary</text:p>
            </table:table-cell>
            <table:table-cell table:style-name="ce45" office:value-type="float" office:value="4" calcext:value-type="float">
              <text:p>4</text:p>
            </table:table-cell>
            <table:table-cell table:style-name="ce45"/>
            <table:table-cell table:style-name="ce45" table:formula="of:=[.D31]-[.C31]" office:value-type="float" office:value="-4" calcext:value-type="float">
              <text:p>-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8"/>
            <table:table-cell table:style-name="ce181" table:number-columns-repeated="5"/>
            <table:table-cell table:style-name="ce84" table:number-columns-repeated="2"/>
            <table:table-cell table:style-name="ce94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" office:value-type="string" calcext:value-type="string">
              <text:p>5.2</text:p>
            </table:table-cell>
            <table:table-cell table:style-name="ce15" office:value-type="string" calcext:value-type="string">
              <text:p>Bericht ausdrucken, binden &amp; senden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32]-[.C32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5"/>
            <table:table-cell table:style-name="ce97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" office:value-type="string" calcext:value-type="string">
              <text:p>5.3</text:p>
            </table:table-cell>
            <table:table-cell table:style-name="ce15" office:value-type="string" calcext:value-type="string">
              <text:p>Diplomarbeit bewerten</text:p>
            </table:table-cell>
            <table:table-cell table:style-name="ce45" office:value-type="float" office:value="16" calcext:value-type="float">
              <text:p>16</text:p>
            </table:table-cell>
            <table:table-cell table:style-name="ce45"/>
            <table:table-cell table:style-name="ce45" table:formula="of:=[.D33]-[.C33]" office:value-type="float" office:value="-16" calcext:value-type="float">
              <text:p>-16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SB,SR</text:p>
            </table:table-cell>
            <table:table-cell table:style-name="ce84" table:number-columns-repeated="16"/>
            <table:table-cell table:style-name="ce94"/>
            <table:table-cell table:style-name="ce84" table:number-columns-repeated="4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5.4</text:p>
            </table:table-cell>
            <table:table-cell table:style-name="ce15" office:value-type="string" calcext:value-type="string">
              <text:p>Abschluss Meeting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34]-[.C34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,SB,SR</text:p>
            </table:table-cell>
            <table:table-cell table:style-name="ce84" table:number-columns-repeated="16"/>
            <table:table-cell table:style-name="ce94"/>
            <table:table-cell table:style-name="ce84" table:number-columns-repeated="4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 table:style-name="ro3">
          <table:table-cell table:style-name="ce12"/>
          <table:table-cell table:style-name="ce31"/>
          <table:table-cell table:style-name="ce53" table:number-columns-repeated="5"/>
          <table:table-cell table:style-name="ce172" table:number-columns-repeated="22"/>
          <table:table-cell table:style-name="ce99" table:number-columns-repeated="963"/>
          <table:table-cell table:number-columns-repeated="32"/>
        </table:table-row>
        <table:table-row table:style-name="ro4">
          <table:table-cell/>
          <table:table-cell table:style-name="ce34" office:value-type="string" calcext:value-type="string">
            <text:p>Total / bereits benötigt / Restliche Stunden:</text:p>
          </table:table-cell>
          <table:table-cell table:style-name="ce54" table:formula="of:=SUM([.C5:.C9];[.C10:.C13];[.C16:.C21];[.C23:.C29];[.C31:.C34])" office:value-type="float" office:value="286" calcext:value-type="float">
            <text:p>286</text:p>
          </table:table-cell>
          <table:table-cell table:style-name="ce54" table:formula="of:=SUM([.D5:.D9];[.D10:.D13];[.D16:.D21];[.D23:.D29];[.D31:.D34])" office:value-type="float" office:value="41" calcext:value-type="float">
            <text:p>41</text:p>
          </table:table-cell>
          <table:table-cell table:style-name="ce54" table:formula="of:=SUM([.E5:.E9];[.E10:.E13];[.E16:.E21];[.E23:.E29];[.E31:.E34])" office:value-type="float" office:value="-245" calcext:value-type="float">
            <text:p>-245</text:p>
          </table:table-cell>
          <table:table-cell table:style-name="ce55"/>
          <table:table-cell table:number-columns-repeated="1018"/>
        </table:table-row>
        <table:table-row table:style-name="ro4">
          <table:table-cell table:number-columns-repeated="2"/>
          <table:table-cell table:style-name="ce55" table:number-columns-repeated="2"/>
          <table:table-cell table:style-name="ce85"/>
          <table:table-cell table:style-name="ce55"/>
          <table:table-cell table:number-columns-repeated="1018"/>
        </table:table-row>
        <table:table-row table:style-name="ro5">
          <table:table-cell/>
          <table:table-cell table:style-name="ce37"/>
          <table:table-cell table:style-name="ce56" table:formula="of:=[.C36]" office:value-type="float" office:value="286" calcext:value-type="float">
            <text:p>286</text:p>
          </table:table-cell>
          <table:table-cell table:style-name="ce56" table:formula="of:=[.D36]" office:value-type="float" office:value="41" calcext:value-type="float">
            <text:p>41</text:p>
          </table:table-cell>
          <table:table-cell table:style-name="ce86" table:formula="of:=ABS([.E36])" office:value-type="float" office:value="245" calcext:value-type="float">
            <text:p>245</text:p>
          </table:table-cell>
          <table:table-cell table:style-name="ce103"/>
          <table:table-cell table:style-name="ce123"/>
          <table:table-cell table:number-columns-repeated="1017"/>
        </table:table-row>
        <table:table-row table:style-name="ro6">
          <table:table-cell/>
          <table:table-cell table:style-name="ce37"/>
          <table:table-cell table:style-name="ce58" office:value-type="string" calcext:value-type="string">
            <text:p>Total Soll:</text:p>
          </table:table-cell>
          <table:table-cell table:style-name="ce82" office:value-type="string" calcext:value-type="string">
            <text:p>Bereits benötigt:</text:p>
          </table:table-cell>
          <table:table-cell table:style-name="ce87" office:value-type="string" calcext:value-type="string">
            <text:p>Restliche Stunden:</text:p>
          </table:table-cell>
          <table:table-cell table:style-name="ce103"/>
          <table:table-cell table:style-name="ce123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18" office:value-type="string" calcext:value-type="string" table:number-columns-spanned="4" table:number-rows-spanned="1">
            <text:p>Legende</text:p>
          </table:table-cell>
          <table:covered-table-cell table:number-columns-repeated="3" table:style-name="ce18"/>
          <table:table-cell table:number-columns-repeated="1020"/>
        </table:table-row>
        <table:table-row table:style-name="ro4">
          <table:table-cell table:style-name="ce19" office:value-type="string" calcext:value-type="string" table:number-columns-spanned="2" table:number-rows-spanned="1">
            <text:p>Name</text:p>
          </table:table-cell>
          <table:covered-table-cell table:style-name="ce19"/>
          <table:table-cell table:style-name="ce57" office:value-type="string" calcext:value-type="string" table:number-columns-spanned="2" table:number-rows-spanned="1">
            <text:p>Abk.</text:p>
          </table:table-cell>
          <table:covered-table-cell table:style-name="ce57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>
          <table:table-cell table:style-name="ce20" office:value-type="string" calcext:value-type="string" table:number-columns-spanned="2" table:number-rows-spanned="1">
            <text:p>Damian Senn</text:p>
          </table:table-cell>
          <table:covered-table-cell table:style-name="ce20"/>
          <table:table-cell table:style-name="ce60" office:value-type="string" calcext:value-type="string" table:number-columns-spanned="2" table:number-rows-spanned="1">
            <text:p>DS</text:p>
          </table:table-cell>
          <table:covered-table-cell table:style-name="ce60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>
          <table:table-cell table:style-name="ce20" office:value-type="string" calcext:value-type="string" table:number-columns-spanned="2" table:number-rows-spanned="1">
            <text:p>Sandro Bertolino</text:p>
          </table:table-cell>
          <table:covered-table-cell table:style-name="ce20"/>
          <table:table-cell table:style-name="ce61" office:value-type="string" calcext:value-type="string" table:number-columns-spanned="2" table:number-rows-spanned="1">
            <text:p>SB</text:p>
          </table:table-cell>
          <table:covered-table-cell table:style-name="ce61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>
          <table:table-cell table:style-name="ce20" office:value-type="string" calcext:value-type="string" table:number-columns-spanned="2" table:number-rows-spanned="1">
            <text:p>Severin Räz</text:p>
          </table:table-cell>
          <table:covered-table-cell table:style-name="ce20"/>
          <table:table-cell table:style-name="ce61" office:value-type="string" calcext:value-type="string" table:number-columns-spanned="2" table:number-rows-spanned="1">
            <text:p>SR</text:p>
          </table:table-cell>
          <table:covered-table-cell table:style-name="ce61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>
          <table:table-cell table:style-name="ce22" office:value-type="string" calcext:value-type="string" table:number-columns-spanned="2" table:number-rows-spanned="1">
            <text:p>Joshua Schär</text:p>
          </table:table-cell>
          <table:covered-table-cell table:style-name="ce22"/>
          <table:table-cell table:style-name="ce62" office:value-type="string" calcext:value-type="string" table:number-columns-spanned="2" table:number-rows-spanned="1">
            <text:p>JS</text:p>
          </table:table-cell>
          <table:covered-table-cell table:style-name="ce62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 table:number-rows-repeated="104852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Überblick" table:style-name="ta2">
        <table:table-column table:style-name="co8" table:default-cell-style-name="ce117"/>
        <table:table-column table:style-name="co9" table:number-columns-repeated="2" table:default-cell-style-name="ce117"/>
        <table:table-column table:style-name="co10" table:number-columns-repeated="9" table:default-cell-style-name="ce142"/>
        <table:table-column table:style-name="co11" table:default-cell-style-name="ce142"/>
        <table:table-column table:style-name="co12" table:default-cell-style-name="ce117"/>
        <table:table-column table:style-name="co13" table:number-columns-repeated="1010" table:default-cell-style-name="ce117"/>
        <table:table-row table:style-name="ro7">
          <table:table-cell table:style-name="ce113" office:value-type="string" calcext:value-type="string">
            <text:p>Überblick Projekt CMS</text:p>
          </table:table-cell>
          <table:table-cell table:style-name="ce113"/>
          <table:table-cell table:style-name="ce135" table:number-columns-repeated="11"/>
          <table:table-cell table:style-name="ce148"/>
          <table:table-cell table:number-columns-repeated="1010"/>
        </table:table-row>
        <table:table-row table:style-name="ro8">
          <table:table-cell table:style-name="ce114" office:value-type="string" calcext:value-type="string">
            <text:p>Aufwand pro Phase</text:p>
          </table:table-cell>
          <table:table-cell table:style-name="ce126" office:value-type="string" calcext:value-type="string">
            <text:p>Start</text:p>
          </table:table-cell>
          <table:table-cell table:style-name="ce126" office:value-type="string" calcext:value-type="string">
            <text:p>Ende</text:p>
          </table:table-cell>
          <table:table-cell table:style-name="ce139" office:value-type="string" calcext:value-type="string">
            <text:p>Michael Günter </text:p>
          </table:table-cell>
          <table:table-cell table:style-name="ce139" office:value-type="string" calcext:value-type="string">
            <text:p>Damian Senn </text:p>
          </table:table-cell>
          <table:table-cell table:style-name="ce139" office:value-type="string" calcext:value-type="string">
            <text:p>Miriam Deppeler </text:p>
          </table:table-cell>
          <table:table-cell table:style-name="ce139" office:value-type="string" calcext:value-type="string">
            <text:p>Marianne Meier </text:p>
          </table:table-cell>
          <table:table-cell table:style-name="ce146" office:value-type="string" calcext:value-type="string">
            <text:p>Julian Hess </text:p>
          </table:table-cell>
          <table:table-cell table:style-name="ce146" office:value-type="string" calcext:value-type="string">
            <text:p>Herbert Müller </text:p>
          </table:table-cell>
          <table:table-cell table:style-name="ce146" office:value-type="string" calcext:value-type="string">
            <text:p>Reto Suter</text:p>
          </table:table-cell>
          <table:table-cell table:style-name="ce146" office:value-type="string" calcext:value-type="string">
            <text:p>Marcel Zingg</text:p>
            <text:p/>
          </table:table-cell>
          <table:table-cell table:style-name="ce146" office:value-type="string" calcext:value-type="string">
            <text:p>Diverse</text:p>
            <text:p/>
          </table:table-cell>
          <table:table-cell table:style-name="ce147" office:value-type="string" calcext:value-type="string">
            <text:p>Total Stunden pro Phase</text:p>
          </table:table-cell>
          <table:table-cell table:style-name="ce147" office:value-type="string" calcext:value-type="string">
            <text:p>Interne Kosten</text:p>
          </table:table-cell>
          <table:table-cell table:style-name="ce150" table:number-columns-repeated="1010"/>
        </table:table-row>
        <table:table-row table:style-name="ro9">
          <table:table-cell table:style-name="ce115" office:value-type="string" calcext:value-type="string">
            <text:p>Initialisierung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40" table:formula="of:=[$Initialisierung.E20]/8" office:value-type="float" office:value="8.5" calcext:value-type="float">
            <text:p>8.50</text:p>
          </table:table-cell>
          <table:table-cell table:style-name="ce140" table:formula="of:=[$Initialisierung.F20]/8" office:value-type="float" office:value="4.75" calcext:value-type="float">
            <text:p>4.75</text:p>
          </table:table-cell>
          <table:table-cell table:style-name="ce140" table:formula="of:=[$Initialisierung.G20]/8" office:value-type="float" office:value="4.75" calcext:value-type="float">
            <text:p>4.75</text:p>
          </table:table-cell>
          <table:table-cell table:style-name="ce140" table:formula="of:=[$Initialisierung.H20]/8" office:value-type="float" office:value="3.875" calcext:value-type="float">
            <text:p>3.88</text:p>
          </table:table-cell>
          <table:table-cell table:style-name="ce140" table:formula="of:=[$Initialisierung.I20]/8" office:value-type="float" office:value="3.625" calcext:value-type="float">
            <text:p>3.63</text:p>
          </table:table-cell>
          <table:table-cell table:style-name="ce140" table:formula="of:=[$Initialisierung.J20]/8" office:value-type="float" office:value="2.625" calcext:value-type="float">
            <text:p>2.63</text:p>
          </table:table-cell>
          <table:table-cell table:style-name="ce140" table:formula="of:=[$Initialisierung.L20]/8" office:value-type="float" office:value="2.25" calcext:value-type="float">
            <text:p>2.25</text:p>
          </table:table-cell>
          <table:table-cell table:style-name="ce140" table:formula="of:=[$Initialisierung.M20]/8" office:value-type="float" office:value="0.625" calcext:value-type="float">
            <text:p>0.63</text:p>
          </table:table-cell>
          <table:table-cell table:style-name="ce140" table:formula="of:=[$Initialisierung.N20]/8" office:value-type="float" office:value="33.5" calcext:value-type="float">
            <text:p>33.50</text:p>
          </table:table-cell>
          <table:table-cell table:style-name="ce115" table:formula="of:=[$Initialisierung.N20]" office:value-type="float" office:value="268" calcext:value-type="float">
            <text:p>268</text:p>
          </table:table-cell>
          <table:table-cell table:style-name="ce149" table:formula="of:=[.M3]*[.B9]" office:value-type="float" office:value="37520" calcext:value-type="float">
            <text:p>Fr. 37'520.00</text:p>
          </table:table-cell>
          <table:table-cell table:number-columns-repeated="1010"/>
        </table:table-row>
        <table:table-row table:style-name="ro9">
          <table:table-cell table:style-name="ce115" office:value-type="string" calcext:value-type="string">
            <text:p>Konzept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15" table:formula="of:=[$Konzept.E13]/8" office:value-type="float" office:value="1.75" calcext:value-type="float">
            <text:p>1.75</text:p>
          </table:table-cell>
          <table:table-cell table:style-name="ce115" table:formula="of:=[$Konzept.F13]/8" office:value-type="float" office:value="1.25" calcext:value-type="float">
            <text:p>1.25</text:p>
          </table:table-cell>
          <table:table-cell table:style-name="ce115" table:formula="of:=[$Konzept.G13]/8" office:value-type="float" office:value="1.25" calcext:value-type="float">
            <text:p>1.25</text:p>
          </table:table-cell>
          <table:table-cell table:style-name="ce115" table:formula="of:=[$Konzept.H13]/8" office:value-type="float" office:value="7.25" calcext:value-type="float">
            <text:p>7.25</text:p>
          </table:table-cell>
          <table:table-cell table:style-name="ce115" table:formula="of:=[$Konzept.I13]/8" office:value-type="float" office:value="6.75" calcext:value-type="float">
            <text:p>6.75</text:p>
          </table:table-cell>
          <table:table-cell table:style-name="ce115" table:formula="of:=[$Konzept.J13]/8" office:value-type="float" office:value="1.5" calcext:value-type="float">
            <text:p>1.5</text:p>
          </table:table-cell>
          <table:table-cell table:style-name="ce115" table:formula="of:=[$Konzept.K13]/8" office:value-type="float" office:value="2.75" calcext:value-type="float">
            <text:p>2.75</text:p>
          </table:table-cell>
          <table:table-cell table:style-name="ce115" table:formula="of:=[$Konzept.L13]/8" office:value-type="float" office:value="2.75" calcext:value-type="float">
            <text:p>2.75</text:p>
          </table:table-cell>
          <table:table-cell table:style-name="ce115" table:formula="of:=[$Initialisierung.N21]/8" office:value-type="float" office:value="4.1875" calcext:value-type="float">
            <text:p>4.1875</text:p>
          </table:table-cell>
          <table:table-cell table:style-name="ce115" table:formula="of:=[$Konzept.O13]" office:value-type="float" office:value="224" calcext:value-type="float">
            <text:p>224</text:p>
          </table:table-cell>
          <table:table-cell table:style-name="ce149" table:formula="of:=[.M4]*[.B9]" office:value-type="float" office:value="31360" calcext:value-type="float">
            <text:p>Fr. 31'360.00</text:p>
          </table:table-cell>
          <table:table-cell table:number-columns-repeated="1010"/>
        </table:table-row>
        <table:table-row table:style-name="ro9">
          <table:table-cell table:style-name="ce115" office:value-type="string" calcext:value-type="string">
            <text:p>Realisierung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15" table:formula="of:=[$Realisierung.E14]/8" office:value-type="float" office:value="1.5" calcext:value-type="float">
            <text:p>1.5</text:p>
          </table:table-cell>
          <table:table-cell table:style-name="ce115" table:formula="of:=[$Realisierung.F14]/8" office:value-type="float" office:value="0.25" calcext:value-type="float">
            <text:p>0.25</text:p>
          </table:table-cell>
          <table:table-cell table:style-name="ce115" table:formula="of:=[$Realisierung.G14]/8" office:value-type="float" office:value="0.25" calcext:value-type="float">
            <text:p>0.25</text:p>
          </table:table-cell>
          <table:table-cell table:style-name="ce115" table:formula="of:=[$Realisierung.H14]/8" office:value-type="float" office:value="8.25" calcext:value-type="float">
            <text:p>8.25</text:p>
          </table:table-cell>
          <table:table-cell table:style-name="ce115" table:formula="of:=[$Realisierung.I14]/8" office:value-type="float" office:value="9.25" calcext:value-type="float">
            <text:p>9.25</text:p>
          </table:table-cell>
          <table:table-cell table:style-name="ce115" table:formula="of:=[$Realisierung.J14]/8" office:value-type="float" office:value="0.75" calcext:value-type="float">
            <text:p>0.75</text:p>
          </table:table-cell>
          <table:table-cell table:style-name="ce115" table:formula="of:=[$Realisierung.K14]/8" office:value-type="float" office:value="0.25" calcext:value-type="float">
            <text:p>0.25</text:p>
          </table:table-cell>
          <table:table-cell table:style-name="ce115" table:formula="of:=[$Realisierung.L14]/8" office:value-type="float" office:value="3.75" calcext:value-type="float">
            <text:p>3.75</text:p>
          </table:table-cell>
          <table:table-cell table:style-name="ce115" table:formula="of:=[$Realisierung.M14]/8" office:value-type="float" office:value="6" calcext:value-type="float">
            <text:p>6</text:p>
          </table:table-cell>
          <table:table-cell table:style-name="ce115" table:formula="of:=[$Realisierung.N14]" office:value-type="float" office:value="242" calcext:value-type="float">
            <text:p>242</text:p>
          </table:table-cell>
          <table:table-cell table:style-name="ce149" table:formula="of:=[.M5]*[.B9]" office:value-type="float" office:value="33880" calcext:value-type="float">
            <text:p>Fr. 33'880.00</text:p>
          </table:table-cell>
          <table:table-cell table:number-columns-repeated="1010"/>
        </table:table-row>
        <table:table-row table:style-name="ro9">
          <table:table-cell table:style-name="ce115" office:value-type="string" calcext:value-type="string">
            <text:p>Einführung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15" table:formula="of:=[$Einführung.E12]/8" office:value-type="float" office:value="2.375" calcext:value-type="float">
            <text:p>2.375</text:p>
          </table:table-cell>
          <table:table-cell table:style-name="ce115" table:formula="of:=[$Einführung.F12]/8" office:value-type="float" office:value="1.375" calcext:value-type="float">
            <text:p>1.375</text:p>
          </table:table-cell>
          <table:table-cell table:style-name="ce115" table:formula="of:=[$Einführung.G12]/8" office:value-type="float" office:value="1.375" calcext:value-type="float">
            <text:p>1.375</text:p>
          </table:table-cell>
          <table:table-cell table:style-name="ce115" table:formula="of:=[$Einführung.H12]/8" office:value-type="float" office:value="7.875" calcext:value-type="float">
            <text:p>7.875</text:p>
          </table:table-cell>
          <table:table-cell table:style-name="ce115" table:formula="of:=[$Einführung.I12]/8" office:value-type="float" office:value="2.875" calcext:value-type="float">
            <text:p>2.875</text:p>
          </table:table-cell>
          <table:table-cell table:style-name="ce115" table:formula="of:=[$Einführung.J12]/8" office:value-type="float" office:value="0.625" calcext:value-type="float">
            <text:p>0.625</text:p>
          </table:table-cell>
          <table:table-cell table:style-name="ce115" table:formula="of:=[$Einführung.K12]/8" office:value-type="float" office:value="3.875" calcext:value-type="float">
            <text:p>3.875</text:p>
          </table:table-cell>
          <table:table-cell table:style-name="ce115" table:formula="of:=[$Einführung.L12]/8" office:value-type="float" office:value="1.625" calcext:value-type="float">
            <text:p>1.625</text:p>
          </table:table-cell>
          <table:table-cell table:style-name="ce115" table:formula="of:=[$Einführung.M12]/8" office:value-type="float" office:value="8.375" calcext:value-type="float">
            <text:p>8.375</text:p>
          </table:table-cell>
          <table:table-cell table:style-name="ce115" table:formula="of:=[$Einführung.O12]" office:value-type="float" office:value="243" calcext:value-type="float">
            <text:p>243</text:p>
          </table:table-cell>
          <table:table-cell table:style-name="ce149" table:formula="of:=[.M6]*[.B9]" office:value-type="float" office:value="34020" calcext:value-type="float">
            <text:p>Fr. 34'020.00</text:p>
          </table:table-cell>
          <table:table-cell table:number-columns-repeated="1010"/>
        </table:table-row>
        <table:table-row table:style-name="ro9">
          <table:table-cell table:style-name="ce116" office:value-type="string" calcext:value-type="string">
            <text:p>Total in Tagen</text:p>
          </table:table-cell>
          <table:table-cell table:style-name="ce116" table:number-columns-repeated="2"/>
          <table:table-cell table:style-name="ce141" table:formula="of:=SUM([.D3:.D6])" office:value-type="float" office:value="14.125" calcext:value-type="float">
            <text:p>14.125</text:p>
          </table:table-cell>
          <table:table-cell table:style-name="ce141" table:formula="of:=SUM([.E3:.E6])" office:value-type="float" office:value="7.625" calcext:value-type="float">
            <text:p>7.625</text:p>
          </table:table-cell>
          <table:table-cell table:style-name="ce141" table:formula="of:=SUM([.F3:.F6])" office:value-type="float" office:value="7.625" calcext:value-type="float">
            <text:p>7.625</text:p>
          </table:table-cell>
          <table:table-cell table:style-name="ce141" table:formula="of:=SUM([.G3:.G6])" office:value-type="float" office:value="27.25" calcext:value-type="float">
            <text:p>27.25</text:p>
          </table:table-cell>
          <table:table-cell table:style-name="ce141" table:formula="of:=SUM([.H3:.H6])" office:value-type="float" office:value="22.5" calcext:value-type="float">
            <text:p>22.5</text:p>
          </table:table-cell>
          <table:table-cell table:style-name="ce141" table:formula="of:=SUM([.I3:.I6])" office:value-type="float" office:value="5.5" calcext:value-type="float">
            <text:p>5.5</text:p>
          </table:table-cell>
          <table:table-cell table:style-name="ce141" table:formula="of:=SUM([.J3:.J6])" office:value-type="float" office:value="9.125" calcext:value-type="float">
            <text:p>9.125</text:p>
          </table:table-cell>
          <table:table-cell table:style-name="ce141" table:formula="of:=SUM([.K3:.K6])" office:value-type="float" office:value="8.75" calcext:value-type="float">
            <text:p>8.75</text:p>
          </table:table-cell>
          <table:table-cell table:style-name="ce141" table:formula="of:=SUM([.L3:.L6])" office:value-type="float" office:value="52.0625" calcext:value-type="float">
            <text:p>52.0625</text:p>
          </table:table-cell>
          <table:table-cell table:style-name="ce141" table:formula="of:=SUM([.M3:.M6])/8" office:value-type="float" office:value="122.125" calcext:value-type="float">
            <text:p>122.125</text:p>
          </table:table-cell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9">
          <table:table-cell table:style-name="ce118" office:value-type="string" calcext:value-type="string">
            <text:p>Interner Stundensatz</text:p>
          </table:table-cell>
          <table:table-cell table:style-name="ce128" office:value-type="float" office:value="140" calcext:value-type="float">
            <office:annotation draw:style-name="gr1" draw:text-style-name="P2" svg:width="37.25mm" svg:height="27.26mm" svg:x="89.65mm" svg:y="71.96mm" draw:caption-point-x="-4.07mm" draw:caption-point-y="1.16mm">
              <dc:creator>DS</dc:creator>
              <dc:date>2019-03-16T00:00:00</dc:date>
              <text:p text:style-name="P1"><text:span text:style-name="T1">Marc Aeby:</text:span></text:p>
              <text:p text:style-name="P1"><text:span text:style-name="T2">Anpassen auf eure Situation/Firma</text:span></text:p>
            </office:annotation>
            <text:p>SFr. 140.00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 table:style-name="ce119" office:value-type="string" calcext:value-type="string">
            <text:p>Externe Kosten pro Phase</text:p>
          </table:table-cell>
          <table:table-cell table:style-name="ce129" office:value-type="string" calcext:value-type="string">
            <text:p>Start</text:p>
          </table:table-cell>
          <table:table-cell table:style-name="ce129" office:value-type="string" calcext:value-type="string">
            <text:p>Ende</text:p>
          </table:table-cell>
          <table:table-cell table:style-name="ce218" office:value-type="string" calcext:value-type="string" table:number-columns-spanned="3" table:number-rows-spanned="1">
            <text:p>Kosten</text:p>
          </table:table-cell>
          <table:covered-table-cell table:number-columns-repeated="2" table:style-name="ce218"/>
          <table:table-cell table:number-columns-repeated="1018"/>
        </table:table-row>
        <table:table-row table:style-name="ro9">
          <table:table-cell table:style-name="ce120" office:value-type="string" calcext:value-type="string">
            <text:p>Initialisierung</text:p>
          </table:table-cell>
          <table:table-cell table:style-name="ce130" table:formula="of:=[.B3]" office:value-type="string" office:string-value="" calcext:value-type="error">
            <text:p>#REF!</text:p>
          </table:table-cell>
          <table:table-cell table:style-name="ce136" table:formula="of:=[.C3]" office:value-type="string" office:string-value="" calcext:value-type="error">
            <text:p>#REF!</text:p>
          </table:table-cell>
          <table:table-cell table:style-name="ce144" table:formula="of:=[$Initialisierung.P20]" office:value-type="float" office:value="0" calcext:value-type="float" table:number-columns-spanned="3" table:number-rows-spanned="1">
            <text:p>Fr. 0.00</text:p>
          </table:table-cell>
          <table:covered-table-cell table:number-columns-repeated="2" table:style-name="ce144"/>
          <table:table-cell table:number-columns-repeated="1018"/>
        </table:table-row>
        <table:table-row table:style-name="ro9">
          <table:table-cell table:style-name="ce121" office:value-type="string" calcext:value-type="string">
            <text:p>Konzept</text:p>
          </table:table-cell>
          <table:table-cell table:style-name="ce131" table:formula="of:=[.B4]" office:value-type="string" office:string-value="" calcext:value-type="error">
            <text:p>#REF!</text:p>
          </table:table-cell>
          <table:table-cell table:style-name="ce137" table:formula="of:=[.C4]" office:value-type="string" office:string-value="" calcext:value-type="error">
            <text:p>#REF!</text:p>
          </table:table-cell>
          <table:table-cell table:style-name="ce145" table:formula="of:=[$Konzept.P13]" office:value-type="float" office:value="6750" calcext:value-type="float" table:number-columns-spanned="3" table:number-rows-spanned="1">
            <text:p>Fr. 6'750.00</text:p>
          </table:table-cell>
          <table:covered-table-cell table:number-columns-repeated="2" table:style-name="ce145"/>
          <table:table-cell table:number-columns-repeated="1018"/>
        </table:table-row>
        <table:table-row table:style-name="ro9">
          <table:table-cell table:style-name="ce121" office:value-type="string" calcext:value-type="string">
            <text:p>Realisierung</text:p>
          </table:table-cell>
          <table:table-cell table:style-name="ce131" table:formula="of:=[.B5]" office:value-type="string" office:string-value="" calcext:value-type="error">
            <text:p>#REF!</text:p>
          </table:table-cell>
          <table:table-cell table:style-name="ce137" table:formula="of:=[.C5]" office:value-type="string" office:string-value="" calcext:value-type="error">
            <text:p>#REF!</text:p>
          </table:table-cell>
          <table:table-cell table:style-name="ce145" table:formula="of:=[$Realisierung.P14]" office:value-type="float" office:value="12000" calcext:value-type="float" table:number-columns-spanned="3" table:number-rows-spanned="1">
            <text:p>Fr. 12'000.00</text:p>
          </table:table-cell>
          <table:covered-table-cell table:number-columns-repeated="2" table:style-name="ce145"/>
          <table:table-cell table:number-columns-repeated="1018"/>
        </table:table-row>
        <table:table-row table:style-name="ro9">
          <table:table-cell table:style-name="ce122" office:value-type="string" calcext:value-type="string">
            <text:p>Einführung</text:p>
          </table:table-cell>
          <table:table-cell table:style-name="ce132" table:formula="of:=[.B6]" office:value-type="string" office:string-value="" calcext:value-type="error">
            <text:p>#REF!</text:p>
          </table:table-cell>
          <table:table-cell table:style-name="ce138" table:formula="of:=[.C6]" office:value-type="string" office:string-value="" calcext:value-type="error">
            <text:p>#REF!</text:p>
          </table:table-cell>
          <table:table-cell table:style-name="ce145" table:formula="of:=[$Einführung.P12]" office:value-type="float" office:value="2000" calcext:value-type="float" table:number-columns-spanned="3" table:number-rows-spanned="1">
            <text:p>Fr. 2'000.00</text:p>
          </table:table-cell>
          <table:covered-table-cell table:number-columns-repeated="2" table:style-name="ce145"/>
          <table:table-cell table:number-columns-repeated="1018"/>
        </table:table-row>
        <table:table-row table:style-name="ro9">
          <table:table-cell table:style-name="ce198" office:value-type="string" calcext:value-type="string" table:number-columns-spanned="3" table:number-rows-spanned="1">
            <text:p>Total in Fr.</text:p>
          </table:table-cell>
          <table:covered-table-cell table:number-columns-repeated="2" table:style-name="ce198"/>
          <table:table-cell table:style-name="ce209" table:formula="of:=SUM([.D12:.F15])" office:value-type="float" office:value="20750" calcext:value-type="float" table:number-columns-spanned="3" table:number-rows-spanned="1">
            <text:p>Fr. 20'750.00</text:p>
          </table:table-cell>
          <table:covered-table-cell table:number-columns-repeated="2" table:style-name="ce134"/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9">
          <table:table-cell table:style-name="ce199" office:value-type="string" calcext:value-type="string" table:number-columns-spanned="2" table:number-rows-spanned="1">
            <text:p>Total Kosten Projekt</text:p>
          </table:table-cell>
          <table:covered-table-cell table:style-name="ce199"/>
          <table:table-cell table:number-columns-repeated="1022"/>
        </table:table-row>
        <table:table-row table:style-name="ro9">
          <table:table-cell table:style-name="ce115" office:value-type="string" calcext:value-type="string">
            <text:p>Interne Kosten</text:p>
          </table:table-cell>
          <table:table-cell table:style-name="ce133" table:formula="of:=[.M7]*[.B9]" office:value-type="float" office:value="17097.5" calcext:value-type="float">
            <text:p>Fr. 17'097.50</text:p>
          </table:table-cell>
          <table:table-cell table:number-columns-repeated="1022"/>
        </table:table-row>
        <table:table-row table:style-name="ro9">
          <table:table-cell table:style-name="ce115" office:value-type="string" calcext:value-type="string">
            <text:p>Externe Kosten</text:p>
          </table:table-cell>
          <table:table-cell table:style-name="ce133" table:formula="of:=[.D16]" office:value-type="float" office:value="20750" calcext:value-type="float">
            <text:p>Fr. 20'750.00</text:p>
          </table:table-cell>
          <table:table-cell table:number-columns-repeated="1022"/>
        </table:table-row>
        <table:table-row table:style-name="ro9">
          <table:table-cell table:style-name="ce125" office:value-type="string" calcext:value-type="string">
            <text:p>Total</text:p>
          </table:table-cell>
          <table:table-cell table:style-name="ce209" table:formula="of:=SUM([.B19:.B20])" office:value-type="float" office:value="37847.5" calcext:value-type="float">
            <text:p>Fr. 37'847.50</text:p>
          </table:table-cell>
          <table:table-cell table:number-columns-repeated="1022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ssourcen" table:style-name="ta3">
        <table:table-column table:style-name="co14" table:number-columns-repeated="1024" table:default-cell-style-name="ce151"/>
        <table:table-row table:style-name="ro4">
          <table:table-cell>
            <draw:frame table:end-cell-address="Ressourcen.P35" table:end-x="4.14mm" table:end-y="3.64mm" draw:z-index="0" draw:name="Diagramm 1" draw:style-name="gr2" draw:text-style-name="P3" svg:width="254.45mm" svg:height="157.18mm" svg:x="0mm" svg:y="0mm">
              <draw:object draw:notify-on-update-of-ranges="Überblick.D2:Überblick.K2 Überblick.A3:Überblick.A3 Überblick.D3:Überblick.K3 Überblick.A4:Überblick.A4 Überblick.D4:Überblick.K4 Überblick.A5:Überblick.A5 Überblick.D5:Überblick.K5 Überblick.A6:Überblick.A6 Überblick.D6:Überblick.K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itialisierung" table:style-name="ta4">
        <table:table-column table:style-name="co15" table:default-cell-style-name="ce117"/>
        <table:table-column table:style-name="co16" table:default-cell-style-name="ce117"/>
        <table:table-column table:style-name="co17" table:default-cell-style-name="ce117"/>
        <table:table-column table:style-name="co18" table:default-cell-style-name="ce117"/>
        <table:table-column table:style-name="co19" table:default-cell-style-name="ce142"/>
        <table:table-column table:style-name="co20" table:number-columns-repeated="8" table:default-cell-style-name="ce142"/>
        <table:table-column table:style-name="co21" table:default-cell-style-name="ce142"/>
        <table:table-column table:style-name="co22" table:default-cell-style-name="ce142"/>
        <table:table-column table:style-name="co23" table:default-cell-style-name="ce117"/>
        <table:table-column table:style-name="co13" table:number-columns-repeated="1008" table:default-cell-style-name="ce117"/>
        <table:table-row table:style-name="ro7">
          <table:table-cell table:style-name="ce113" office:value-type="string" calcext:value-type="string">
            <text:p>Vorgangsliste für Projekt Phase Initialisierung</text:p>
          </table:table-cell>
          <table:table-cell table:style-name="ce113"/>
          <table:table-cell table:style-name="ce135" table:number-columns-repeated="13"/>
          <table:table-cell table:number-columns-repeated="1009"/>
        </table:table-row>
        <table:table-header-rows>
          <table:table-row table:style-name="ro11">
            <table:table-cell table:style-name="ce152" office:value-type="string" calcext:value-type="string">
              <text:p>Nr</text:p>
            </table:table-cell>
            <table:table-cell table:style-name="ce153" office:value-type="string" calcext:value-type="string">
              <text:p>Arbeitspaket</text:p>
            </table:table-cell>
            <table:table-cell table:style-name="ce153" office:value-type="string" calcext:value-type="string">
              <text:p>Tätigkeiten</text:p>
            </table:table-cell>
            <table:table-cell table:style-name="ce155" office:value-type="string" calcext:value-type="string">
              <text:p>Lieferobjekt</text:p>
            </table:table-cell>
            <table:table-cell table:style-name="ce158" table:formula="of:=[$Überblick.D2]" office:value-type="string" office:string-value="Michael Günter " calcext:value-type="string">
              <text:p>Michael Günter </text:p>
            </table:table-cell>
            <table:table-cell table:style-name="ce158" table:formula="of:=[$Überblick.E2]" office:value-type="string" office:string-value="Damian Senn " calcext:value-type="string">
              <text:p>Damian Senn </text:p>
            </table:table-cell>
            <table:table-cell table:style-name="ce158" table:formula="of:=[$Überblick.F2]" office:value-type="string" office:string-value="Miriam Deppeler " calcext:value-type="string">
              <text:p>Miriam Deppeler </text:p>
            </table:table-cell>
            <table:table-cell table:style-name="ce158" table:formula="of:=[$Überblick.G2]" office:value-type="string" office:string-value="Marianne Meier " calcext:value-type="string">
              <text:p>Marianne Meier </text:p>
            </table:table-cell>
            <table:table-cell table:style-name="ce158" table:formula="of:=[$Überblick.H2]" office:value-type="string" office:string-value="Julian Hess " calcext:value-type="string">
              <text:p>Julian Hess </text:p>
            </table:table-cell>
            <table:table-cell table:style-name="ce158" table:formula="of:=[$Überblick.I2]" office:value-type="string" office:string-value="Herbert Müller " calcext:value-type="string">
              <text:p>Herbert Müller </text:p>
            </table:table-cell>
            <table:table-cell table:style-name="ce158" table:formula="of:=[$Überblick.J2]" office:value-type="string" office:string-value="Reto Suter" calcext:value-type="string">
              <text:p>Reto Suter</text:p>
            </table:table-cell>
            <table:table-cell table:style-name="ce158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158" table:formula="of:=[$Überblick.L2]" office:value-type="string" office:string-value="Diverse&#10;" calcext:value-type="string">
              <text:p>Diverse</text:p>
              <text:p/>
            </table:table-cell>
            <table:table-cell table:style-name="ce161" office:value-type="string" calcext:value-type="string">
              <text:p>Total Stunden pro Tätigkeit</text:p>
            </table:table-cell>
            <table:table-cell table:style-name="ce162" office:value-type="string" calcext:value-type="string">
              <text:p>Total pro Arbeits-paket</text:p>
            </table:table-cell>
            <table:table-cell table:style-name="ce162" office:value-type="string" calcext:value-type="string">
              <office:annotation draw:style-name="gr3" draw:text-style-name="P2" svg:width="54.29mm" svg:height="35.45mm" svg:x="377.52mm" svg:y="15.08mm" draw:caption-point-x="-67.78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150" table:number-columns-repeated="1008"/>
          </table:table-row>
        </table:table-header-rows>
        <table:table-row table:style-name="ro12">
          <table:table-cell table:style-name="ce5" office:value-type="string" calcext:value-type="string">
            <text:p>1.1</text:p>
          </table:table-cell>
          <table:table-cell table:style-name="ce15" office:value-type="string" calcext:value-type="string">
            <text:p>Projektinitialisierung erstellen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style-name="ce154"/>
          <table:table-cell table:style-name="ce154" table:formula="of:=SUM([.E3:.M3])" office:value-type="float" office:value="18" calcext:value-type="float">
            <text:p>18</text:p>
          </table:table-cell>
          <table:table-cell table:style-name="ce154" table:formula="of:=[.N3]" office:value-type="float" office:value="18" calcext:value-type="float">
            <text:p>1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2</text:p>
          </table:table-cell>
          <table:table-cell table:style-name="ce15" office:value-type="string" calcext:value-type="string">
            <text:p>Projekplan und Projektorganisation erstellen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 table:number-columns-repeated="6"/>
          <table:table-cell table:style-name="ce154" table:formula="of:=SUM([.E4:.M4])" office:value-type="float" office:value="8" calcext:value-type="float">
            <text:p>8</text:p>
          </table:table-cell>
          <table:table-cell table:style-name="ce154" table:formula="of:=[.N4]" office:value-type="float" office:value="8" calcext:value-type="float">
            <text:p>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3</text:p>
          </table:table-cell>
          <table:table-cell table:style-name="ce15" office:value-type="string" calcext:value-type="string">
            <text:p>Freigabe Projektinitialisierungsauftrage durch A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4"/>
          <table:table-cell table:style-name="ce154" office:value-type="float" office:value="6" calcext:value-type="float">
            <text:p>6</text:p>
          </table:table-cell>
          <table:table-cell table:style-name="ce154" table:number-columns-repeated="3"/>
          <table:table-cell table:style-name="ce154" table:formula="of:=SUM([.E5:.M5])" office:value-type="float" office:value="8" calcext:value-type="float">
            <text:p>8</text:p>
          </table:table-cell>
          <table:table-cell table:style-name="ce154" table:formula="of:=[.N5]" office:value-type="float" office:value="8" calcext:value-type="float">
            <text:p>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4</text:p>
          </table:table-cell>
          <table:table-cell table:style-name="ce15" office:value-type="string" calcext:value-type="string">
            <text:p>Vorbereitung Kick Off &amp; Meeting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number-columns-repeated="8" table:style-name="ce154" office:value-type="float" office:value="2" calcext:value-type="float">
            <text:p>2</text:p>
          </table:table-cell>
          <table:table-cell table:style-name="ce154" table:formula="of:=SUM([.E6:.M6])" office:value-type="float" office:value="20" calcext:value-type="float">
            <text:p>20</text:p>
          </table:table-cell>
          <table:table-cell table:style-name="ce154" table:formula="of:=[.N6]" office:value-type="float" office:value="20" calcext:value-type="float">
            <text:p>20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5</text:p>
          </table:table-cell>
          <table:table-cell table:style-name="ce15" office:value-type="string" calcext:value-type="string">
            <text:p>Anforderungen der Benutzer einholen</text:p>
          </table:table-cell>
          <table:table-cell table:style-name="ce154" table:number-columns-repeated="5"/>
          <table:table-cell table:number-columns-repeated="2" table:style-name="ce154" office:value-type="float" office:value="10" calcext:value-type="float">
            <text:p>10</text:p>
          </table:table-cell>
          <table:table-cell table:style-name="ce154"/>
          <table:table-cell table:number-columns-repeated="2" table:style-name="ce154" office:value-type="float" office:value="4" calcext:value-type="float">
            <text:p>4</text:p>
          </table:table-cell>
          <table:table-cell table:style-name="ce154"/>
          <table:table-cell table:style-name="ce154" table:formula="of:=SUM([.E7:.M7])" office:value-type="float" office:value="28" calcext:value-type="float">
            <text:p>28</text:p>
          </table:table-cell>
          <table:table-cell table:style-name="ce154" table:formula="of:=[.N7]" office:value-type="float" office:value="28" calcext:value-type="float">
            <text:p>2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6</text:p>
          </table:table-cell>
          <table:table-cell table:style-name="ce16" office:value-type="string" calcext:value-type="string">
            <text:p>Pflichtenheft erstellen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/>
          <table:table-cell table:number-columns-repeated="2" table:style-name="ce154" office:value-type="float" office:value="2" calcext:value-type="float">
            <text:p>2</text:p>
          </table:table-cell>
          <table:table-cell table:style-name="ce154"/>
          <table:table-cell table:style-name="ce154" table:formula="of:=SUM([.E8:.M8])" office:value-type="float" office:value="24" calcext:value-type="float">
            <text:p>24</text:p>
          </table:table-cell>
          <table:table-cell table:style-name="ce154" table:formula="of:=[.N8]" office:value-type="float" office:value="24" calcext:value-type="float">
            <text:p>24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7</text:p>
          </table:table-cell>
          <table:table-cell table:style-name="ce16" office:value-type="string" calcext:value-type="string">
            <text:p>Offerten einholen und evaluieren</text:p>
          </table:table-cell>
          <table:table-cell table:style-name="ce154" table:number-columns-repeated="2"/>
          <table:table-cell table:number-columns-repeated="3" table:style-name="ce154" office:value-type="float" office:value="2" calcext:value-type="float">
            <text:p>2</text:p>
          </table:table-cell>
          <table:table-cell table:style-name="ce154" table:number-columns-repeated="6"/>
          <table:table-cell table:style-name="ce154" table:formula="of:=SUM([.E9:.M9])" office:value-type="float" office:value="6" calcext:value-type="float">
            <text:p>6</text:p>
          </table:table-cell>
          <table:table-cell table:style-name="ce154" table:formula="of:=[.N9]" office:value-type="float" office:value="6" calcext:value-type="float">
            <text:p>6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8</text:p>
          </table:table-cell>
          <table:table-cell table:style-name="ce16" office:value-type="string" calcext:value-type="string">
            <text:p>Präsentation der Anbieter</text:p>
          </table:table-cell>
          <table:table-cell table:style-name="ce154" table:number-columns-repeated="2"/>
          <table:table-cell table:number-columns-repeated="8" table:style-name="ce154" office:value-type="float" office:value="2" calcext:value-type="float">
            <text:p>2</text:p>
          </table:table-cell>
          <table:table-cell table:style-name="ce154"/>
          <table:table-cell table:style-name="ce154" table:formula="of:=SUM([.E10:.M10])" office:value-type="float" office:value="16" calcext:value-type="float">
            <text:p>16</text:p>
          </table:table-cell>
          <table:table-cell table:style-name="ce154" table:formula="of:=[.N10]" office:value-type="float" office:value="16" calcext:value-type="float">
            <text:p>16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9</text:p>
          </table:table-cell>
          <table:table-cell table:style-name="ce16" office:value-type="string" calcext:value-type="string">
            <text:p>Bewerten der Lösungen</text:p>
          </table:table-cell>
          <table:table-cell table:style-name="ce154" table:number-columns-repeated="2"/>
          <table:table-cell table:number-columns-repeated="3" table:style-name="ce154" office:value-type="float" office:value="4" calcext:value-type="float">
            <text:p>4</text:p>
          </table:table-cell>
          <table:table-cell table:number-columns-repeated="6" table:style-name="ce154" office:value-type="float" office:value="1" calcext:value-type="float">
            <text:p>1</text:p>
          </table:table-cell>
          <table:table-cell table:style-name="ce154" table:formula="of:=SUM([.E11:.M11])" office:value-type="float" office:value="18" calcext:value-type="float">
            <text:p>18</text:p>
          </table:table-cell>
          <table:table-cell table:style-name="ce154" table:formula="of:=[.N11]" office:value-type="float" office:value="18" calcext:value-type="float">
            <text:p>1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0</text:p>
          </table:table-cell>
          <table:table-cell table:style-name="ce16" office:value-type="string" calcext:value-type="string">
            <text:p>Studie erstellen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6"/>
          <table:table-cell table:style-name="ce154" table:formula="of:=SUM([.E12:.M12])" office:value-type="float" office:value="16" calcext:value-type="float">
            <text:p>16</text:p>
          </table:table-cell>
          <table:table-cell table:style-name="ce154" table:formula="of:=[.N12]" office:value-type="float" office:value="16" calcext:value-type="float">
            <text:p>16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1</text:p>
          </table:table-cell>
          <table:table-cell table:style-name="ce16" office:value-type="string" calcext:value-type="string">
            <text:p>Review Studie durchführen</text:p>
          </table:table-cell>
          <table:table-cell table:style-name="ce154" table:number-columns-repeated="2"/>
          <table:table-cell table:number-columns-repeated="6" table:style-name="ce154" office:value-type="float" office:value="2" calcext:value-type="float">
            <text:p>2</text:p>
          </table:table-cell>
          <table:table-cell table:style-name="ce154"/>
          <table:table-cell table:style-name="ce154" office:value-type="float" office:value="2" calcext:value-type="float">
            <text:p>2</text:p>
          </table:table-cell>
          <table:table-cell table:style-name="ce154"/>
          <table:table-cell table:style-name="ce154" table:formula="of:=SUM([.E13:.M13])" office:value-type="float" office:value="14" calcext:value-type="float">
            <text:p>14</text:p>
          </table:table-cell>
          <table:table-cell table:style-name="ce154" table:formula="of:=[.N13]" office:value-type="float" office:value="14" calcext:value-type="float">
            <text:p>14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2</text:p>
          </table:table-cell>
          <table:table-cell table:style-name="ce15" office:value-type="string" calcext:value-type="string">
            <text:p>Projektmanagementplan erstellen</text:p>
          </table:table-cell>
          <table:table-cell table:style-name="ce154" table:number-columns-repeated="2"/>
          <table:table-cell table:style-name="ce154" office:value-type="float" office:value="6" calcext:value-type="float">
            <text:p>6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 table:number-columns-repeated="6"/>
          <table:table-cell table:style-name="ce154" table:formula="of:=SUM([.E14:.M14])" office:value-type="float" office:value="10" calcext:value-type="float">
            <text:p>10</text:p>
          </table:table-cell>
          <table:table-cell table:style-name="ce154" table:formula="of:=[.N14]" office:value-type="float" office:value="10" calcext:value-type="float">
            <text:p>10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3</text:p>
          </table:table-cell>
          <table:table-cell table:style-name="ce15" office:value-type="string" calcext:value-type="string">
            <text:p>Projektauftrag erstellen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3"/>
          <table:table-cell table:style-name="ce154" table:formula="of:=SUM([.E15:.M15])" office:value-type="float" office:value="18" calcext:value-type="float">
            <text:p>18</text:p>
          </table:table-cell>
          <table:table-cell table:style-name="ce154" table:formula="of:=[.N15]" office:value-type="float" office:value="18" calcext:value-type="float">
            <text:p>1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4</text:p>
          </table:table-cell>
          <table:table-cell table:style-name="ce15" office:value-type="string" calcext:value-type="string">
            <text:p>Review Dokumente durchführen</text:p>
          </table:table-cell>
          <table:table-cell table:style-name="ce154" table:number-columns-repeated="2"/>
          <table:table-cell table:number-columns-repeated="5" table:style-name="ce154" office:value-type="float" office:value="4" calcext:value-type="float">
            <text:p>4</text:p>
          </table:table-cell>
          <table:table-cell table:style-name="ce154"/>
          <table:table-cell table:style-name="ce154" office:value-type="float" office:value="4" calcext:value-type="float">
            <text:p>4</text:p>
          </table:table-cell>
          <table:table-cell table:style-name="ce154" table:number-columns-repeated="2"/>
          <table:table-cell table:style-name="ce154" table:formula="of:=SUM([.E16:.M16])" office:value-type="float" office:value="24" calcext:value-type="float">
            <text:p>24</text:p>
          </table:table-cell>
          <table:table-cell table:style-name="ce154" table:formula="of:=[.N16]" office:value-type="float" office:value="24" calcext:value-type="float">
            <text:p>24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5</text:p>
          </table:table-cell>
          <table:table-cell table:style-name="ce15" office:value-type="string" calcext:value-type="string">
            <text:p>Freigabe für Konzept durch A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4"/>
          <table:table-cell table:style-name="ce154" office:value-type="float" office:value="4" calcext:value-type="float">
            <text:p>4</text:p>
          </table:table-cell>
          <table:table-cell table:style-name="ce154" table:number-columns-repeated="3"/>
          <table:table-cell table:style-name="ce154" table:formula="of:=SUM([.E17:.M17])" office:value-type="float" office:value="6" calcext:value-type="float">
            <text:p>6</text:p>
          </table:table-cell>
          <table:table-cell table:style-name="ce154" table:formula="of:=[.N17]" office:value-type="float" office:value="6" calcext:value-type="float">
            <text:p>6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6</text:p>
          </table:table-cell>
          <table:table-cell table:style-name="ce15" office:value-type="string" calcext:value-type="string">
            <text:p>Controllin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8"/>
          <table:table-cell table:style-name="ce154" table:formula="of:=SUM([.E18:.M18])" office:value-type="float" office:value="2" calcext:value-type="float">
            <text:p>2</text:p>
          </table:table-cell>
          <table:table-cell table:style-name="ce154" table:formula="of:=[.N18]" office:value-type="float" office:value="2" calcext:value-type="float">
            <text:p>2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7</text:p>
          </table:table-cell>
          <table:table-cell table:style-name="ce15" office:value-type="string" calcext:value-type="string">
            <text:p>Koordinationsmeetings</text:p>
          </table:table-cell>
          <table:table-cell table:style-name="ce154"/>
          <table:table-cell table:style-name="ce156"/>
          <table:table-cell table:style-name="ce156" office:value-type="float" office:value="6" calcext:value-type="float">
            <text:p>6</text:p>
          </table:table-cell>
          <table:table-cell table:number-columns-repeated="4" table:style-name="ce156" office:value-type="float" office:value="4" calcext:value-type="float">
            <text:p>4</text:p>
          </table:table-cell>
          <table:table-cell table:style-name="ce156"/>
          <table:table-cell table:number-columns-repeated="2" table:style-name="ce156" office:value-type="float" office:value="4" calcext:value-type="float">
            <text:p>4</text:p>
          </table:table-cell>
          <table:table-cell table:style-name="ce156" office:value-type="float" office:value="2" calcext:value-type="float">
            <text:p>2</text:p>
          </table:table-cell>
          <table:table-cell table:style-name="ce156" table:formula="of:=SUM([.E19:.M19])" office:value-type="float" office:value="32" calcext:value-type="float">
            <text:p>32</text:p>
          </table:table-cell>
          <table:table-cell table:style-name="ce156" table:formula="of:=[.N19]" office:value-type="float" office:value="32" calcext:value-type="float">
            <text:p>32</text:p>
          </table:table-cell>
          <table:table-cell table:style-name="ce154"/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Stunden</text:p>
          </table:table-cell>
          <table:table-cell table:style-name="ce159" table:formula="of:=SUM([.E3:.E19])" office:value-type="float" office:value="68" calcext:value-type="float">
            <text:p>68</text:p>
          </table:table-cell>
          <table:table-cell table:style-name="ce159" table:formula="of:=SUM([.F3:.F19])" office:value-type="float" office:value="38" calcext:value-type="float">
            <text:p>38</text:p>
          </table:table-cell>
          <table:table-cell table:style-name="ce159" table:formula="of:=SUM([.G3:.G19])" office:value-type="float" office:value="38" calcext:value-type="float">
            <text:p>38</text:p>
          </table:table-cell>
          <table:table-cell table:style-name="ce159" table:formula="of:=SUM([.H3:.H19])" office:value-type="float" office:value="31" calcext:value-type="float">
            <text:p>31</text:p>
          </table:table-cell>
          <table:table-cell table:style-name="ce159" table:formula="of:=SUM([.I3:.I19])" office:value-type="float" office:value="29" calcext:value-type="float">
            <text:p>29</text:p>
          </table:table-cell>
          <table:table-cell table:style-name="ce159" table:formula="of:=SUM([.J3:.J19])" office:value-type="float" office:value="21" calcext:value-type="float">
            <text:p>21</text:p>
          </table:table-cell>
          <table:table-cell table:style-name="ce159" table:formula="of:=SUM([.K3:.K19])" office:value-type="float" office:value="20" calcext:value-type="float">
            <text:p>20</text:p>
          </table:table-cell>
          <table:table-cell table:style-name="ce159" table:formula="of:=SUM([.L3:.L19])" office:value-type="float" office:value="18" calcext:value-type="float">
            <text:p>18</text:p>
          </table:table-cell>
          <table:table-cell table:style-name="ce159" table:formula="of:=SUM([.M3:.M19])" office:value-type="float" office:value="5" calcext:value-type="float">
            <text:p>5</text:p>
          </table:table-cell>
          <table:table-cell table:style-name="ce159" table:formula="of:=SUM([.N3:.N19])" office:value-type="float" office:value="268" calcext:value-type="float">
            <text:p>268</text:p>
          </table:table-cell>
          <table:table-cell table:style-name="ce159" table:formula="of:=SUM([.O3:.O19])" office:value-type="float" office:value="268" calcext:value-type="float">
            <text:p>268</text:p>
          </table:table-cell>
          <table:table-cell table:style-name="ce163" table:formula="of:=SUM([.P3:.P19])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Tagen</text:p>
          </table:table-cell>
          <table:table-cell table:style-name="ce160" table:formula="of:=[.E20]/8" office:value-type="float" office:value="8.5" calcext:value-type="float">
            <text:p>8.50</text:p>
          </table:table-cell>
          <table:table-cell table:style-name="ce160" table:formula="of:=[.F20]/8" office:value-type="float" office:value="4.75" calcext:value-type="float">
            <text:p>4.75</text:p>
          </table:table-cell>
          <table:table-cell table:style-name="ce160" table:formula="of:=[.G20]/8" office:value-type="float" office:value="4.75" calcext:value-type="float">
            <text:p>4.75</text:p>
          </table:table-cell>
          <table:table-cell table:style-name="ce160" table:formula="of:=[.H20]/8" office:value-type="float" office:value="3.875" calcext:value-type="float">
            <text:p>3.88</text:p>
          </table:table-cell>
          <table:table-cell table:style-name="ce160" table:formula="of:=[.I20]/8" office:value-type="float" office:value="3.625" calcext:value-type="float">
            <text:p>3.63</text:p>
          </table:table-cell>
          <table:table-cell table:style-name="ce160" table:formula="of:=[.J20]/8" office:value-type="float" office:value="2.625" calcext:value-type="float">
            <text:p>2.63</text:p>
          </table:table-cell>
          <table:table-cell table:style-name="ce160" table:formula="of:=[.K20]/8" office:value-type="float" office:value="2.5" calcext:value-type="float">
            <text:p>2.50</text:p>
          </table:table-cell>
          <table:table-cell table:style-name="ce160" table:formula="of:=[.L20]/8" office:value-type="float" office:value="2.25" calcext:value-type="float">
            <text:p>2.25</text:p>
          </table:table-cell>
          <table:table-cell table:style-name="ce160" table:formula="of:=[.M20]/8" office:value-type="float" office:value="0.625" calcext:value-type="float">
            <text:p>0.63</text:p>
          </table:table-cell>
          <table:table-cell table:style-name="ce160" table:formula="of:=[.N20]/8" office:value-type="float" office:value="33.5" calcext:value-type="float">
            <text:p>33.50</text:p>
          </table:table-cell>
          <table:table-cell table:style-name="ce160" table:formula="of:=[.O20]/8" office:value-type="float" office:value="33.5" calcext:value-type="float">
            <text:p>33.50</text:p>
          </table:table-cell>
          <table:table-cell table:style-name="ce164"/>
          <table:table-cell table:number-columns-repeated="1008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Initialisierung.$A$2:.$AMJ$2" table:range-usable-as="repeat-column repeat-row"/>
          <table:named-range table:name="_xlnm.Print_Titles_0" table:base-cell-address="$Projektplan.$A$1" table:cell-range-address="$Initialisierung.$A$2:.$AMJ$2" table:range-usable-as="repeat-column repeat-row"/>
        </table:named-expressions>
      </table:table>
      <table:table table:name="Konzept" table:style-name="ta5">
        <table:table-column table:style-name="co15" table:default-cell-style-name="ce117"/>
        <table:table-column table:style-name="co16" table:default-cell-style-name="ce117"/>
        <table:table-column table:style-name="co17" table:default-cell-style-name="ce117"/>
        <table:table-column table:style-name="co24" table:default-cell-style-name="ce117"/>
        <table:table-column table:style-name="co19" table:default-cell-style-name="ce142"/>
        <table:table-column table:style-name="co20" table:number-columns-repeated="8" table:default-cell-style-name="ce142"/>
        <table:table-column table:style-name="co21" table:default-cell-style-name="ce142"/>
        <table:table-column table:style-name="co22" table:default-cell-style-name="ce142"/>
        <table:table-column table:style-name="co23" table:default-cell-style-name="ce117"/>
        <table:table-column table:style-name="co13" table:number-columns-repeated="1008" table:default-cell-style-name="ce117"/>
        <table:table-row table:style-name="ro7">
          <table:table-cell table:style-name="ce113" office:value-type="string" calcext:value-type="string">
            <text:p>Vorgangsliste für Projekt Phase Konzept</text:p>
          </table:table-cell>
          <table:table-cell table:style-name="ce113"/>
          <table:table-cell table:style-name="ce135" table:number-columns-repeated="13"/>
          <table:table-cell table:number-columns-repeated="1009"/>
        </table:table-row>
        <table:table-header-rows>
          <table:table-row table:style-name="ro11">
            <table:table-cell table:style-name="ce152" office:value-type="string" calcext:value-type="string">
              <text:p>Nr</text:p>
            </table:table-cell>
            <table:table-cell table:style-name="ce153" office:value-type="string" calcext:value-type="string">
              <text:p>Arbeitspaket</text:p>
            </table:table-cell>
            <table:table-cell table:style-name="ce153" office:value-type="string" calcext:value-type="string">
              <text:p>Tätigkeiten</text:p>
            </table:table-cell>
            <table:table-cell table:style-name="ce155" office:value-type="string" calcext:value-type="string">
              <text:p>Lieferobjekt</text:p>
            </table:table-cell>
            <table:table-cell table:style-name="ce158" table:formula="of:=[$Überblick.D2]" office:value-type="string" office:string-value="Michael Günter " calcext:value-type="string">
              <text:p>Michael Günter </text:p>
            </table:table-cell>
            <table:table-cell table:style-name="ce158" table:formula="of:=[$Überblick.E2]" office:value-type="string" office:string-value="Damian Senn " calcext:value-type="string">
              <text:p>Damian Senn </text:p>
            </table:table-cell>
            <table:table-cell table:style-name="ce158" table:formula="of:=[$Überblick.F2]" office:value-type="string" office:string-value="Miriam Deppeler " calcext:value-type="string">
              <text:p>Miriam Deppeler </text:p>
            </table:table-cell>
            <table:table-cell table:style-name="ce158" table:formula="of:=[$Überblick.G2]" office:value-type="string" office:string-value="Marianne Meier " calcext:value-type="string">
              <text:p>Marianne Meier </text:p>
            </table:table-cell>
            <table:table-cell table:style-name="ce158" table:formula="of:=[$Überblick.H2]" office:value-type="string" office:string-value="Julian Hess " calcext:value-type="string">
              <text:p>Julian Hess </text:p>
            </table:table-cell>
            <table:table-cell table:style-name="ce158" table:formula="of:=[$Überblick.I2]" office:value-type="string" office:string-value="Herbert Müller " calcext:value-type="string">
              <text:p>Herbert Müller </text:p>
            </table:table-cell>
            <table:table-cell table:style-name="ce158" table:formula="of:=[$Überblick.J2]" office:value-type="string" office:string-value="Reto Suter" calcext:value-type="string">
              <text:p>Reto Suter</text:p>
            </table:table-cell>
            <table:table-cell table:style-name="ce158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158" table:formula="of:=[$Überblick.L2]" office:value-type="string" office:string-value="Diverse&#10;" calcext:value-type="string">
              <text:p>Diverse</text:p>
              <text:p/>
            </table:table-cell>
            <table:table-cell table:style-name="ce161" office:value-type="string" calcext:value-type="string">
              <text:p>Total Stunden pro Tätigkeit</text:p>
            </table:table-cell>
            <table:table-cell table:style-name="ce162" office:value-type="string" calcext:value-type="string">
              <text:p>Total pro Arbeits-paket</text:p>
            </table:table-cell>
            <table:table-cell table:style-name="ce162" office:value-type="string" calcext:value-type="string">
              <office:annotation draw:style-name="gr3" draw:text-style-name="P2" svg:width="54.29mm" svg:height="35.45mm" svg:x="377.45mm" svg:y="15.08mm" draw:caption-point-x="-69.37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150" table:number-columns-repeated="1008"/>
          </table:table-row>
        </table:table-header-rows>
        <table:table-row table:style-name="ro12">
          <table:table-cell table:style-name="ce5" office:value-type="string" calcext:value-type="string">
            <text:p>2.1</text:p>
          </table:table-cell>
          <table:table-cell table:style-name="ce15" office:value-type="string" calcext:value-type="string">
            <text:p>Workshop IT und Anbieter</text:p>
          </table:table-cell>
          <table:table-cell table:style-name="ce154" table:number-columns-repeated="6"/>
          <table:table-cell table:style-name="ce154" office:value-type="float" office:value="8" calcext:value-type="float">
            <text:p>8</text:p>
          </table:table-cell>
          <table:table-cell table:style-name="ce154" table:number-columns-repeated="4"/>
          <table:table-cell table:style-name="ce154" table:formula="of:=SUM([.E3:.M3])" office:value-type="float" office:value="8" calcext:value-type="float">
            <text:p>8</text:p>
          </table:table-cell>
          <table:table-cell table:style-name="ce154" table:formula="of:=[.N3]" office:value-type="float" office:value="8" calcext:value-type="float">
            <text:p>8</text:p>
          </table:table-cell>
          <table:table-cell table:style-name="ce165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9">
          <table:table-cell table:style-name="ce5" office:value-type="string" calcext:value-type="string">
            <text:p>2.2</text:p>
          </table:table-cell>
          <table:table-cell table:style-name="ce16" office:value-type="string" calcext:value-type="string">
            <text:p>Workshop Benutzer und Anbieter</text:p>
          </table:table-cell>
          <table:table-cell table:style-name="ce154" table:number-columns-repeated="5"/>
          <table:table-cell table:style-name="ce154" office:value-type="float" office:value="8" calcext:value-type="float">
            <text:p>8</text:p>
          </table:table-cell>
          <table:table-cell table:style-name="ce154" table:number-columns-repeated="2"/>
          <table:table-cell table:number-columns-repeated="3" table:style-name="ce154" office:value-type="float" office:value="8" calcext:value-type="float">
            <text:p>8</text:p>
          </table:table-cell>
          <table:table-cell table:style-name="ce154" table:formula="of:=SUM([.E4:.M4])" office:value-type="float" office:value="32" calcext:value-type="float">
            <text:p>32</text:p>
          </table:table-cell>
          <table:table-cell table:style-name="ce154" table:formula="of:=[.N4]" office:value-type="float" office:value="32" calcext:value-type="float">
            <text:p>32</text:p>
          </table:table-cell>
          <table:table-cell table:style-name="ce165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9">
          <table:table-cell table:style-name="ce5" office:value-type="string" calcext:value-type="string">
            <text:p>2.3</text:p>
          </table:table-cell>
          <table:table-cell table:style-name="ce16" office:value-type="string" calcext:value-type="string">
            <text:p>Erstellung Detailkonzept Design</text:p>
          </table:table-cell>
          <table:table-cell table:style-name="ce154" table:number-columns-repeated="5"/>
          <table:table-cell table:style-name="ce154" office:value-type="float" office:value="16" calcext:value-type="float">
            <text:p>16</text:p>
          </table:table-cell>
          <table:table-cell table:style-name="ce154" table:number-columns-repeated="5"/>
          <table:table-cell table:style-name="ce154" table:formula="of:=SUM([.E5:.M5])" office:value-type="float" office:value="16" calcext:value-type="float">
            <text:p>16</text:p>
          </table:table-cell>
          <table:table-cell table:style-name="ce154" table:formula="of:=[.N5]" office:value-type="float" office:value="16" calcext:value-type="float">
            <text:p>16</text:p>
          </table:table-cell>
          <table:table-cell table:style-name="ce165" office:value-type="float" office:value="3000" calcext:value-type="float">
            <text:p>Fr. 3'000.00</text:p>
          </table:table-cell>
          <table:table-cell table:number-columns-repeated="1008"/>
        </table:table-row>
        <table:table-row table:style-name="ro9">
          <table:table-cell table:style-name="ce5" office:value-type="string" calcext:value-type="string">
            <text:p>2.4</text:p>
          </table:table-cell>
          <table:table-cell table:style-name="ce16" office:value-type="string" calcext:value-type="string">
            <text:p>Erstellung Detailkonzept Technik</text:p>
          </table:table-cell>
          <table:table-cell table:style-name="ce154" table:number-columns-repeated="6"/>
          <table:table-cell table:style-name="ce154" office:value-type="float" office:value="16" calcext:value-type="float">
            <text:p>16</text:p>
          </table:table-cell>
          <table:table-cell table:style-name="ce154" table:number-columns-repeated="4"/>
          <table:table-cell table:style-name="ce154" table:formula="of:=SUM([.E6:.M6])" office:value-type="float" office:value="16" calcext:value-type="float">
            <text:p>16</text:p>
          </table:table-cell>
          <table:table-cell table:style-name="ce154" table:formula="of:=[.N6]" office:value-type="float" office:value="16" calcext:value-type="float">
            <text:p>16</text:p>
          </table:table-cell>
          <table:table-cell table:style-name="ce165" office:value-type="float" office:value="750" calcext:value-type="float">
            <text:p>Fr. 750.00</text:p>
          </table:table-cell>
          <table:table-cell table:number-columns-repeated="1008"/>
        </table:table-row>
        <table:table-row table:style-name="ro9">
          <table:table-cell table:style-name="ce5" office:value-type="string" calcext:value-type="string">
            <text:p>2.5</text:p>
          </table:table-cell>
          <table:table-cell table:style-name="ce16" office:value-type="string" calcext:value-type="string">
            <text:p>Erstellung Detailkonzept Rollen</text:p>
          </table:table-cell>
          <table:table-cell table:style-name="ce154" table:number-columns-repeated="5"/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4" calcext:value-type="float">
            <text:p>4</text:p>
          </table:table-cell>
          <table:table-cell table:style-name="ce154"/>
          <table:table-cell table:number-columns-repeated="3" table:style-name="ce154" office:value-type="float" office:value="4" calcext:value-type="float">
            <text:p>4</text:p>
          </table:table-cell>
          <table:table-cell table:style-name="ce154" table:formula="of:=SUM([.E7:.M7])" office:value-type="float" office:value="24" calcext:value-type="float">
            <text:p>24</text:p>
          </table:table-cell>
          <table:table-cell table:style-name="ce154" table:formula="of:=[.N7]" office:value-type="float" office:value="24" calcext:value-type="float">
            <text:p>24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2.6</text:p>
          </table:table-cell>
          <table:table-cell table:style-name="ce16" office:value-type="string" calcext:value-type="string">
            <text:p>Erstellung Detailkonzept Schulung</text:p>
          </table:table-cell>
          <table:table-cell table:style-name="ce154" table:number-columns-repeated="5"/>
          <table:table-cell table:number-columns-repeated="2" table:style-name="ce154" office:value-type="float" office:value="16" calcext:value-type="float">
            <text:p>16</text:p>
          </table:table-cell>
          <table:table-cell table:style-name="ce154" table:number-columns-repeated="4"/>
          <table:table-cell table:style-name="ce154" table:formula="of:=SUM([.E8:.M8])" office:value-type="float" office:value="32" calcext:value-type="float">
            <text:p>32</text:p>
          </table:table-cell>
          <table:table-cell table:style-name="ce154" table:formula="of:=[.N8]" office:value-type="float" office:value="32" calcext:value-type="float">
            <text:p>32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2.7</text:p>
          </table:table-cell>
          <table:table-cell table:style-name="ce16" office:value-type="string" calcext:value-type="string">
            <text:p>Review der Konzepte</text:p>
          </table:table-cell>
          <table:table-cell table:style-name="ce154" table:number-columns-repeated="2"/>
          <table:table-cell table:number-columns-repeated="9" table:style-name="ce154" office:value-type="float" office:value="8" calcext:value-type="float">
            <text:p>8</text:p>
          </table:table-cell>
          <table:table-cell table:style-name="ce154" table:formula="of:=SUM([.E9:.M9])" office:value-type="float" office:value="72" calcext:value-type="float">
            <text:p>72</text:p>
          </table:table-cell>
          <table:table-cell table:style-name="ce154" table:formula="of:=[.N9]" office:value-type="float" office:value="72" calcext:value-type="float">
            <text:p>72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2.8</text:p>
          </table:table-cell>
          <table:table-cell table:style-name="ce15" office:value-type="string" calcext:value-type="string">
            <text:p>Freigabe für Realisierung durch A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4"/>
          <table:table-cell table:style-name="ce154" office:value-type="float" office:value="4" calcext:value-type="float">
            <text:p>4</text:p>
          </table:table-cell>
          <table:table-cell table:style-name="ce154" table:number-columns-repeated="3"/>
          <table:table-cell table:style-name="ce154" table:formula="of:=SUM([.E10:.M10])" office:value-type="float" office:value="6" calcext:value-type="float">
            <text:p>6</text:p>
          </table:table-cell>
          <table:table-cell table:style-name="ce154" table:formula="of:=[.N10]" office:value-type="float" office:value="6" calcext:value-type="float">
            <text:p>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2.9</text:p>
          </table:table-cell>
          <table:table-cell table:style-name="ce15" office:value-type="string" calcext:value-type="string">
            <text:p>Projekt Controllin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8"/>
          <table:table-cell table:style-name="ce154" table:formula="of:=SUM([.E11:.M11])" office:value-type="float" office:value="2" calcext:value-type="float">
            <text:p>2</text:p>
          </table:table-cell>
          <table:table-cell table:style-name="ce154" table:formula="of:=[.N11]" office:value-type="float" office:value="2" calcext:value-type="float">
            <text:p>2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2.10</text:p>
          </table:table-cell>
          <table:table-cell table:style-name="ce15" office:value-type="string" calcext:value-type="string">
            <text:p>Koordinationsmeetings</text:p>
          </table:table-cell>
          <table:table-cell table:style-name="ce154"/>
          <table:table-cell table:style-name="ce156"/>
          <table:table-cell table:number-columns-repeated="5" table:style-name="ce156" office:value-type="float" office:value="2" calcext:value-type="float">
            <text:p>2</text:p>
          </table:table-cell>
          <table:table-cell table:style-name="ce156"/>
          <table:table-cell table:number-columns-repeated="3" table:style-name="ce156" office:value-type="float" office:value="2" calcext:value-type="float">
            <text:p>2</text:p>
          </table:table-cell>
          <table:table-cell table:style-name="ce156" table:formula="of:=SUM([.E12:.M12])" office:value-type="float" office:value="16" calcext:value-type="float">
            <text:p>16</text:p>
          </table:table-cell>
          <table:table-cell table:style-name="ce156" table:formula="of:=[.N12]" office:value-type="float" office:value="16" calcext:value-type="float">
            <text:p>16</text:p>
          </table:table-cell>
          <table:table-cell table:style-name="ce165"/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Stunden</text:p>
          </table:table-cell>
          <table:table-cell table:style-name="ce159" table:formula="of:=SUM([.E3:.E12])" office:value-type="float" office:value="14" calcext:value-type="float">
            <text:p>14</text:p>
          </table:table-cell>
          <table:table-cell table:style-name="ce159" table:formula="of:=SUM([.F3:.F12])" office:value-type="float" office:value="10" calcext:value-type="float">
            <text:p>10</text:p>
          </table:table-cell>
          <table:table-cell table:style-name="ce159" table:formula="of:=SUM([.G3:.G12])" office:value-type="float" office:value="10" calcext:value-type="float">
            <text:p>10</text:p>
          </table:table-cell>
          <table:table-cell table:style-name="ce159" table:formula="of:=SUM([.H3:.H12])" office:value-type="float" office:value="58" calcext:value-type="float">
            <text:p>58</text:p>
          </table:table-cell>
          <table:table-cell table:style-name="ce159" table:formula="of:=SUM([.I3:.I12])" office:value-type="float" office:value="54" calcext:value-type="float">
            <text:p>54</text:p>
          </table:table-cell>
          <table:table-cell table:style-name="ce159" table:formula="of:=SUM([.J3:.J12])" office:value-type="float" office:value="12" calcext:value-type="float">
            <text:p>12</text:p>
          </table:table-cell>
          <table:table-cell table:style-name="ce159" table:formula="of:=SUM([.K3:.K12])" office:value-type="float" office:value="22" calcext:value-type="float">
            <text:p>22</text:p>
          </table:table-cell>
          <table:table-cell table:style-name="ce159" table:formula="of:=SUM([.L3:.L12])" office:value-type="float" office:value="22" calcext:value-type="float">
            <text:p>22</text:p>
          </table:table-cell>
          <table:table-cell table:style-name="ce159" table:formula="of:=SUM([.M3:.M12])" office:value-type="float" office:value="22" calcext:value-type="float">
            <text:p>22</text:p>
          </table:table-cell>
          <table:table-cell table:style-name="ce159" table:formula="of:=SUM([.N3:.N12])" office:value-type="float" office:value="224" calcext:value-type="float">
            <text:p>224</text:p>
          </table:table-cell>
          <table:table-cell table:style-name="ce159" table:formula="of:=SUM([.O3:.O12])" office:value-type="float" office:value="224" calcext:value-type="float">
            <text:p>224</text:p>
          </table:table-cell>
          <table:table-cell table:style-name="ce163" table:formula="of:=SUM([.P3:.P12])" office:value-type="float" office:value="6750" calcext:value-type="float">
            <text:p>Fr. 6'75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Tagen</text:p>
          </table:table-cell>
          <table:table-cell table:style-name="ce160" table:formula="of:=[.E13]/8" office:value-type="float" office:value="1.75" calcext:value-type="float">
            <text:p>1.75</text:p>
          </table:table-cell>
          <table:table-cell table:style-name="ce160" table:formula="of:=[.F13]/8" office:value-type="float" office:value="1.25" calcext:value-type="float">
            <text:p>1.25</text:p>
          </table:table-cell>
          <table:table-cell table:style-name="ce160" table:formula="of:=[.G13]/8" office:value-type="float" office:value="1.25" calcext:value-type="float">
            <text:p>1.25</text:p>
          </table:table-cell>
          <table:table-cell table:style-name="ce160" table:formula="of:=[.H13]/8" office:value-type="float" office:value="7.25" calcext:value-type="float">
            <text:p>7.25</text:p>
          </table:table-cell>
          <table:table-cell table:style-name="ce160" table:formula="of:=[.I13]/8" office:value-type="float" office:value="6.75" calcext:value-type="float">
            <text:p>6.75</text:p>
          </table:table-cell>
          <table:table-cell table:style-name="ce160" table:formula="of:=[.J13]/8" office:value-type="float" office:value="1.5" calcext:value-type="float">
            <text:p>1.50</text:p>
          </table:table-cell>
          <table:table-cell table:style-name="ce160" table:formula="of:=[.K13]/8" office:value-type="float" office:value="2.75" calcext:value-type="float">
            <text:p>2.75</text:p>
          </table:table-cell>
          <table:table-cell table:style-name="ce160" table:formula="of:=[.L13]/8" office:value-type="float" office:value="2.75" calcext:value-type="float">
            <text:p>2.75</text:p>
          </table:table-cell>
          <table:table-cell table:style-name="ce160" table:formula="of:=[.M13]/8" office:value-type="float" office:value="2.75" calcext:value-type="float">
            <text:p>2.75</text:p>
          </table:table-cell>
          <table:table-cell table:style-name="ce160" table:formula="of:=[.N13]/8" office:value-type="float" office:value="28" calcext:value-type="float">
            <text:p>28.00</text:p>
          </table:table-cell>
          <table:table-cell table:style-name="ce160" table:formula="of:=[.O13]/8" office:value-type="float" office:value="28" calcext:value-type="float">
            <text:p>28.00</text:p>
          </table:table-cell>
          <table:table-cell table:number-columns-repeated="1009"/>
        </table:table-row>
        <table:table-row table:style-name="ro9" table:number-rows-repeated="1048561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Konzept.$A$2:.$AMJ$2" table:range-usable-as="repeat-column repeat-row"/>
          <table:named-range table:name="_xlnm.Print_Titles_0" table:base-cell-address="$Projektplan.$A$1" table:cell-range-address="$Konzept.$A$2:.$AMJ$2" table:range-usable-as="repeat-column repeat-row"/>
        </table:named-expressions>
      </table:table>
      <table:table table:name="Realisierung" table:style-name="ta6">
        <table:table-column table:style-name="co15" table:default-cell-style-name="ce117"/>
        <table:table-column table:style-name="co16" table:default-cell-style-name="ce117"/>
        <table:table-column table:style-name="co17" table:default-cell-style-name="ce117"/>
        <table:table-column table:style-name="co25" table:default-cell-style-name="ce117"/>
        <table:table-column table:style-name="co19" table:default-cell-style-name="ce142"/>
        <table:table-column table:style-name="co20" table:number-columns-repeated="8" table:default-cell-style-name="ce142"/>
        <table:table-column table:style-name="co21" table:default-cell-style-name="ce142"/>
        <table:table-column table:style-name="co22" table:default-cell-style-name="ce142"/>
        <table:table-column table:style-name="co23" table:default-cell-style-name="ce117"/>
        <table:table-column table:style-name="co13" table:number-columns-repeated="1008" table:default-cell-style-name="ce117"/>
        <table:table-row table:style-name="ro7">
          <table:table-cell table:style-name="ce113" office:value-type="string" calcext:value-type="string">
            <text:p>Vorgangsliste für Projekt Phase Realisierung</text:p>
          </table:table-cell>
          <table:table-cell table:style-name="ce113"/>
          <table:table-cell table:style-name="ce135" table:number-columns-repeated="13"/>
          <table:table-cell table:number-columns-repeated="1009"/>
        </table:table-row>
        <table:table-header-rows>
          <table:table-row table:style-name="ro11">
            <table:table-cell table:style-name="ce152" office:value-type="string" calcext:value-type="string">
              <text:p>Nr</text:p>
            </table:table-cell>
            <table:table-cell table:style-name="ce153" office:value-type="string" calcext:value-type="string">
              <text:p>Arbeitspaket</text:p>
            </table:table-cell>
            <table:table-cell table:style-name="ce153" office:value-type="string" calcext:value-type="string">
              <text:p>Tätigkeiten</text:p>
            </table:table-cell>
            <table:table-cell table:style-name="ce155" office:value-type="string" calcext:value-type="string">
              <text:p>Lieferobjekt</text:p>
            </table:table-cell>
            <table:table-cell table:style-name="ce158" table:formula="of:=[$Überblick.D2]" office:value-type="string" office:string-value="Michael Günter " calcext:value-type="string">
              <text:p>Michael Günter </text:p>
            </table:table-cell>
            <table:table-cell table:style-name="ce158" table:formula="of:=[$Überblick.E2]" office:value-type="string" office:string-value="Damian Senn " calcext:value-type="string">
              <text:p>Damian Senn </text:p>
            </table:table-cell>
            <table:table-cell table:style-name="ce158" table:formula="of:=[$Überblick.F2]" office:value-type="string" office:string-value="Miriam Deppeler " calcext:value-type="string">
              <text:p>Miriam Deppeler </text:p>
            </table:table-cell>
            <table:table-cell table:style-name="ce158" table:formula="of:=[$Überblick.G2]" office:value-type="string" office:string-value="Marianne Meier " calcext:value-type="string">
              <text:p>Marianne Meier </text:p>
            </table:table-cell>
            <table:table-cell table:style-name="ce158" table:formula="of:=[$Überblick.H2]" office:value-type="string" office:string-value="Julian Hess " calcext:value-type="string">
              <text:p>Julian Hess </text:p>
            </table:table-cell>
            <table:table-cell table:style-name="ce158" table:formula="of:=[$Überblick.I2]" office:value-type="string" office:string-value="Herbert Müller " calcext:value-type="string">
              <text:p>Herbert Müller </text:p>
            </table:table-cell>
            <table:table-cell table:style-name="ce158" table:formula="of:=[$Überblick.J2]" office:value-type="string" office:string-value="Reto Suter" calcext:value-type="string">
              <text:p>Reto Suter</text:p>
            </table:table-cell>
            <table:table-cell table:style-name="ce158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158" table:formula="of:=[$Überblick.L2]" office:value-type="string" office:string-value="Diverse&#10;" calcext:value-type="string">
              <text:p>Diverse</text:p>
              <text:p/>
            </table:table-cell>
            <table:table-cell table:style-name="ce161" office:value-type="string" calcext:value-type="string">
              <text:p>Total Stunden pro Tätigkeit</text:p>
            </table:table-cell>
            <table:table-cell table:style-name="ce162" office:value-type="string" calcext:value-type="string">
              <text:p>Total pro Arbeits-paket</text:p>
            </table:table-cell>
            <table:table-cell table:style-name="ce162" office:value-type="string" calcext:value-type="string">
              <office:annotation draw:style-name="gr3" draw:text-style-name="P2" svg:width="54.28mm" svg:height="35.45mm" svg:x="377.4mm" svg:y="15.08mm" draw:caption-point-x="-70.16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150" table:number-columns-repeated="1008"/>
          </table:table-row>
        </table:table-header-rows>
        <table:table-row table:style-name="ro12">
          <table:table-cell table:style-name="ce11" office:value-type="string" calcext:value-type="string">
            <text:p>3.1</text:p>
          </table:table-cell>
          <table:table-cell table:style-name="ce16" office:value-type="string" calcext:value-type="string">
            <text:p>Erstellung Infrastruktur durch Anbieter</text:p>
          </table:table-cell>
          <table:table-cell table:style-name="ce154" table:number-columns-repeated="6"/>
          <table:table-cell table:style-name="ce154" office:value-type="float" office:value="8" calcext:value-type="float">
            <text:p>8</text:p>
          </table:table-cell>
          <table:table-cell table:style-name="ce154" table:number-columns-repeated="4"/>
          <table:table-cell table:style-name="ce154" table:formula="of:=SUM([.E3:.M3])" office:value-type="float" office:value="8" calcext:value-type="float">
            <text:p>8</text:p>
          </table:table-cell>
          <table:table-cell table:style-name="ce154" table:formula="of:=[.N3]" office:value-type="float" office:value="8" calcext:value-type="float">
            <text:p>8</text:p>
          </table:table-cell>
          <table:table-cell table:style-name="ce165" office:value-type="float" office:value="5000" calcext:value-type="float">
            <text:p>Fr. 5'000.00</text:p>
          </table:table-cell>
          <table:table-cell table:number-columns-repeated="1008"/>
        </table:table-row>
        <table:table-row table:style-name="ro9">
          <table:table-cell table:style-name="ce11" office:value-type="string" calcext:value-type="string">
            <text:p>3.2</text:p>
          </table:table-cell>
          <table:table-cell table:style-name="ce16" office:value-type="string" calcext:value-type="string">
            <text:p>Implementation CMS und Konfiguration durch Anbieter</text:p>
          </table:table-cell>
          <table:table-cell table:style-name="ce154" table:number-columns-repeated="5"/>
          <table:table-cell table:number-columns-repeated="2" table:style-name="ce154" office:value-type="float" office:value="8" calcext:value-type="float">
            <text:p>8</text:p>
          </table:table-cell>
          <table:table-cell table:style-name="ce154" table:number-columns-repeated="4"/>
          <table:table-cell table:style-name="ce154" table:formula="of:=SUM([.E4:.M4])" office:value-type="float" office:value="16" calcext:value-type="float">
            <text:p>16</text:p>
          </table:table-cell>
          <table:table-cell table:style-name="ce154" table:formula="of:=[.N4]" office:value-type="float" office:value="16" calcext:value-type="float">
            <text:p>16</text:p>
          </table:table-cell>
          <table:table-cell table:style-name="ce165" office:value-type="float" office:value="5000" calcext:value-type="float">
            <text:p>Fr. 5'000.00</text:p>
          </table:table-cell>
          <table:table-cell table:number-columns-repeated="1008"/>
        </table:table-row>
        <table:table-row table:style-name="ro9">
          <table:table-cell table:style-name="ce11" office:value-type="string" calcext:value-type="string">
            <text:p>3.3</text:p>
          </table:table-cell>
          <table:table-cell table:style-name="ce16" office:value-type="string" calcext:value-type="string">
            <text:p>Erstellen der Schulung-/ Test Infrastruktur durch Anbieter</text:p>
          </table:table-cell>
          <table:table-cell table:style-name="ce154" table:number-columns-repeated="5"/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style-name="ce154"/>
          <table:table-cell table:style-name="ce154" table:formula="of:=SUM([.E5:.M5])" office:value-type="float" office:value="12" calcext:value-type="float">
            <text:p>12</text:p>
          </table:table-cell>
          <table:table-cell table:style-name="ce154" table:formula="of:=[.N5]" office:value-type="float" office:value="12" calcext:value-type="float">
            <text:p>12</text:p>
          </table:table-cell>
          <table:table-cell table:style-name="ce165" office:value-type="float" office:value="2000" calcext:value-type="float">
            <text:p>Fr. 2'000.00</text:p>
          </table:table-cell>
          <table:table-cell table:number-columns-repeated="1008"/>
        </table:table-row>
        <table:table-row table:style-name="ro9">
          <table:table-cell table:style-name="ce11" office:value-type="string" calcext:value-type="string">
            <text:p>3.4</text:p>
          </table:table-cell>
          <table:table-cell table:style-name="ce16" office:value-type="string" calcext:value-type="string">
            <text:p>Erstellen der Abnahmedokumente</text:p>
          </table:table-cell>
          <table:table-cell table:style-name="ce154" table:number-columns-repeated="5"/>
          <table:table-cell table:number-columns-repeated="2" table:style-name="ce154" office:value-type="float" office:value="16" calcext:value-type="float">
            <text:p>16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style-name="ce154"/>
          <table:table-cell table:style-name="ce154" table:formula="of:=SUM([.E6:.M6])" office:value-type="float" office:value="40" calcext:value-type="float">
            <text:p>40</text:p>
          </table:table-cell>
          <table:table-cell table:style-name="ce154" table:formula="of:=[.N6]" office:value-type="float" office:value="40" calcext:value-type="float">
            <text:p>40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11" office:value-type="string" calcext:value-type="string">
            <text:p>3.5</text:p>
          </table:table-cell>
          <table:table-cell table:style-name="ce16" office:value-type="string" calcext:value-type="string">
            <text:p>Erstellen der Trainingsunterlagen (Superuser/User)</text:p>
          </table:table-cell>
          <table:table-cell table:style-name="ce154" table:number-columns-repeated="5"/>
          <table:table-cell table:number-columns-repeated="2" table:style-name="ce154" office:value-type="float" office:value="8" calcext:value-type="float">
            <text:p>8</text:p>
          </table:table-cell>
          <table:table-cell table:style-name="ce154" table:number-columns-repeated="3"/>
          <table:table-cell table:style-name="ce154" office:value-type="float" office:value="8" calcext:value-type="float">
            <text:p>8</text:p>
          </table:table-cell>
          <table:table-cell table:style-name="ce154" table:formula="of:=SUM([.E7:.M7])" office:value-type="float" office:value="24" calcext:value-type="float">
            <text:p>24</text:p>
          </table:table-cell>
          <table:table-cell table:style-name="ce154" table:formula="of:=[.N7]" office:value-type="float" office:value="24" calcext:value-type="float">
            <text:p>24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11" office:value-type="string" calcext:value-type="string">
            <text:p>3.6</text:p>
          </table:table-cell>
          <table:table-cell table:style-name="ce15" office:value-type="string" calcext:value-type="string">
            <text:p>Training Superuser</text:p>
          </table:table-cell>
          <table:table-cell table:style-name="ce154" table:number-columns-repeated="5"/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3"/>
          <table:table-cell table:style-name="ce154" office:value-type="float" office:value="40" calcext:value-type="float">
            <text:p>40</text:p>
          </table:table-cell>
          <table:table-cell table:style-name="ce154" table:formula="of:=SUM([.E8:.M8])" office:value-type="float" office:value="48" calcext:value-type="float">
            <text:p>48</text:p>
          </table:table-cell>
          <table:table-cell table:style-name="ce154" table:formula="of:=[.N8]" office:value-type="float" office:value="48" calcext:value-type="float">
            <text:p>48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11" office:value-type="string" calcext:value-type="string">
            <text:p>3.7</text:p>
          </table:table-cell>
          <table:table-cell table:style-name="ce15" office:value-type="string" calcext:value-type="string">
            <text:p>Abnahme der System- und Benutzerfunktionen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2"/>
          <table:table-cell table:number-columns-repeated="2" table:style-name="ce154" office:value-type="float" office:value="8" calcext:value-type="float">
            <text:p>8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style-name="ce154"/>
          <table:table-cell table:style-name="ce154" table:formula="of:=SUM([.E9:.M9])" office:value-type="float" office:value="26" calcext:value-type="float">
            <text:p>26</text:p>
          </table:table-cell>
          <table:table-cell table:style-name="ce154" table:formula="of:=[.N9]" office:value-type="float" office:value="26" calcext:value-type="float">
            <text:p>2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11" office:value-type="string" calcext:value-type="string">
            <text:p>3.8</text:p>
          </table:table-cell>
          <table:table-cell table:style-name="ce16" office:value-type="string" calcext:value-type="string">
            <text:p>Dokumentation der Lösung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style-name="ce154" table:number-columns-repeated="2"/>
          <table:table-cell table:number-columns-repeated="2" table:style-name="ce154" office:value-type="float" office:value="16" calcext:value-type="float">
            <text:p>16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style-name="ce154"/>
          <table:table-cell table:style-name="ce154" table:formula="of:=SUM([.E10:.M10])" office:value-type="float" office:value="44" calcext:value-type="float">
            <text:p>44</text:p>
          </table:table-cell>
          <table:table-cell table:style-name="ce154" table:formula="of:=[.N10]" office:value-type="float" office:value="44" calcext:value-type="float">
            <text:p>44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11" office:value-type="string" calcext:value-type="string">
            <text:p>3.9</text:p>
          </table:table-cell>
          <table:table-cell table:style-name="ce15" office:value-type="string" calcext:value-type="string">
            <text:p>Freigabe für Einführung durch A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4"/>
          <table:table-cell table:style-name="ce154" office:value-type="float" office:value="4" calcext:value-type="float">
            <text:p>4</text:p>
          </table:table-cell>
          <table:table-cell table:style-name="ce154" table:number-columns-repeated="3"/>
          <table:table-cell table:style-name="ce154" table:formula="of:=SUM([.E11:.M11])" office:value-type="float" office:value="6" calcext:value-type="float">
            <text:p>6</text:p>
          </table:table-cell>
          <table:table-cell table:style-name="ce154" table:formula="of:=[.N11]" office:value-type="float" office:value="6" calcext:value-type="float">
            <text:p>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11" office:value-type="string" calcext:value-type="string">
            <text:p>3.10</text:p>
          </table:table-cell>
          <table:table-cell table:style-name="ce15" office:value-type="string" calcext:value-type="string">
            <text:p>Projekt Controllin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8"/>
          <table:table-cell table:style-name="ce154" table:formula="of:=SUM([.E12:.M12])" office:value-type="float" office:value="2" calcext:value-type="float">
            <text:p>2</text:p>
          </table:table-cell>
          <table:table-cell table:style-name="ce154" table:formula="of:=[.N12]" office:value-type="float" office:value="2" calcext:value-type="float">
            <text:p>2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11" office:value-type="string" calcext:value-type="string">
            <text:p>3.11</text:p>
          </table:table-cell>
          <table:table-cell table:style-name="ce15" office:value-type="string" calcext:value-type="string">
            <text:p>Koordinationsmeetings</text:p>
          </table:table-cell>
          <table:table-cell table:style-name="ce154"/>
          <table:table-cell table:style-name="ce156"/>
          <table:table-cell table:number-columns-repeated="8" table:style-name="ce156" office:value-type="float" office:value="2" calcext:value-type="float">
            <text:p>2</text:p>
          </table:table-cell>
          <table:table-cell table:style-name="ce156"/>
          <table:table-cell table:style-name="ce156" table:formula="of:=SUM([.E13:.M13])" office:value-type="float" office:value="16" calcext:value-type="float">
            <text:p>16</text:p>
          </table:table-cell>
          <table:table-cell table:style-name="ce156" table:formula="of:=[.N13]" office:value-type="float" office:value="16" calcext:value-type="float">
            <text:p>16</text:p>
          </table:table-cell>
          <table:table-cell table:style-name="ce165"/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Stunden</text:p>
          </table:table-cell>
          <table:table-cell table:style-name="ce159" table:formula="of:=SUM([.E3:.E13])" office:value-type="float" office:value="12" calcext:value-type="float">
            <text:p>12</text:p>
          </table:table-cell>
          <table:table-cell table:style-name="ce159" table:formula="of:=SUM([.F3:.F13])" office:value-type="float" office:value="2" calcext:value-type="float">
            <text:p>2</text:p>
          </table:table-cell>
          <table:table-cell table:style-name="ce159" table:formula="of:=SUM([.G3:.G13])" office:value-type="float" office:value="2" calcext:value-type="float">
            <text:p>2</text:p>
          </table:table-cell>
          <table:table-cell table:style-name="ce159" table:formula="of:=SUM([.H3:.H13])" office:value-type="float" office:value="66" calcext:value-type="float">
            <text:p>66</text:p>
          </table:table-cell>
          <table:table-cell table:style-name="ce159" table:formula="of:=SUM([.I3:.I13])" office:value-type="float" office:value="74" calcext:value-type="float">
            <text:p>74</text:p>
          </table:table-cell>
          <table:table-cell table:style-name="ce159" table:formula="of:=SUM([.J3:.J13])" office:value-type="float" office:value="6" calcext:value-type="float">
            <text:p>6</text:p>
          </table:table-cell>
          <table:table-cell table:style-name="ce159" table:formula="of:=SUM([.K3:.K13])" office:value-type="float" office:value="2" calcext:value-type="float">
            <text:p>2</text:p>
          </table:table-cell>
          <table:table-cell table:style-name="ce159" table:formula="of:=SUM([.L3:.L13])" office:value-type="float" office:value="30" calcext:value-type="float">
            <text:p>30</text:p>
          </table:table-cell>
          <table:table-cell table:style-name="ce159" table:formula="of:=SUM([.M3:.M13])" office:value-type="float" office:value="48" calcext:value-type="float">
            <text:p>48</text:p>
          </table:table-cell>
          <table:table-cell table:style-name="ce159" table:formula="of:=SUM([.N3:.N13])" office:value-type="float" office:value="242" calcext:value-type="float">
            <text:p>242</text:p>
          </table:table-cell>
          <table:table-cell table:style-name="ce159" table:formula="of:=SUM([.O3:.O13])" office:value-type="float" office:value="242" calcext:value-type="float">
            <text:p>242</text:p>
          </table:table-cell>
          <table:table-cell table:style-name="ce163" table:formula="of:=SUM([.P3:.P13])" office:value-type="float" office:value="12000" calcext:value-type="float">
            <text:p>Fr. 12'00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Tagen</text:p>
          </table:table-cell>
          <table:table-cell table:style-name="ce160" table:formula="of:=[.E14]/8" office:value-type="float" office:value="1.5" calcext:value-type="float">
            <text:p>1.50</text:p>
          </table:table-cell>
          <table:table-cell table:style-name="ce160" table:formula="of:=[.F14]/8" office:value-type="float" office:value="0.25" calcext:value-type="float">
            <text:p>0.25</text:p>
          </table:table-cell>
          <table:table-cell table:style-name="ce160" table:formula="of:=[.G14]/8" office:value-type="float" office:value="0.25" calcext:value-type="float">
            <text:p>0.25</text:p>
          </table:table-cell>
          <table:table-cell table:style-name="ce160" table:formula="of:=[.H14]/8" office:value-type="float" office:value="8.25" calcext:value-type="float">
            <text:p>8.25</text:p>
          </table:table-cell>
          <table:table-cell table:style-name="ce160" table:formula="of:=[.I14]/8" office:value-type="float" office:value="9.25" calcext:value-type="float">
            <text:p>9.25</text:p>
          </table:table-cell>
          <table:table-cell table:style-name="ce160" table:formula="of:=[.J14]/8" office:value-type="float" office:value="0.75" calcext:value-type="float">
            <text:p>0.75</text:p>
          </table:table-cell>
          <table:table-cell table:style-name="ce160" table:formula="of:=[.K14]/8" office:value-type="float" office:value="0.25" calcext:value-type="float">
            <text:p>0.25</text:p>
          </table:table-cell>
          <table:table-cell table:style-name="ce160" table:formula="of:=[.L14]/8" office:value-type="float" office:value="3.75" calcext:value-type="float">
            <text:p>3.75</text:p>
          </table:table-cell>
          <table:table-cell table:style-name="ce160" table:formula="of:=[.M14]/8" office:value-type="float" office:value="6" calcext:value-type="float">
            <text:p>6.00</text:p>
          </table:table-cell>
          <table:table-cell table:style-name="ce160" table:formula="of:=[.N14]/8" office:value-type="float" office:value="30.25" calcext:value-type="float">
            <text:p>30.25</text:p>
          </table:table-cell>
          <table:table-cell table:style-name="ce160" table:formula="of:=[.O14]/8" office:value-type="float" office:value="30.25" calcext:value-type="float">
            <text:p>30.25</text:p>
          </table:table-cell>
          <table:table-cell table:style-name="ce164"/>
          <table:table-cell table:number-columns-repeated="1008"/>
        </table:table-row>
        <table:table-row table:style-name="ro9" table:number-rows-repeated="1048560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Realisierung.$A$2:.$AMJ$2" table:range-usable-as="repeat-column repeat-row"/>
          <table:named-range table:name="_xlnm.Print_Titles_0" table:base-cell-address="$Projektplan.$A$1" table:cell-range-address="$Realisierung.$A$2:.$AMJ$2" table:range-usable-as="repeat-column repeat-row"/>
        </table:named-expressions>
      </table:table>
      <table:table table:name="Einführung" table:style-name="ta7">
        <table:table-column table:style-name="co15" table:default-cell-style-name="ce117"/>
        <table:table-column table:style-name="co16" table:default-cell-style-name="ce117"/>
        <table:table-column table:style-name="co17" table:default-cell-style-name="ce117"/>
        <table:table-column table:style-name="co9" table:default-cell-style-name="ce117"/>
        <table:table-column table:style-name="co19" table:default-cell-style-name="ce142"/>
        <table:table-column table:style-name="co20" table:number-columns-repeated="8" table:default-cell-style-name="ce142"/>
        <table:table-column table:style-name="co21" table:default-cell-style-name="ce142"/>
        <table:table-column table:style-name="co22" table:default-cell-style-name="ce142"/>
        <table:table-column table:style-name="co23" table:default-cell-style-name="ce117"/>
        <table:table-column table:style-name="co13" table:number-columns-repeated="1008" table:default-cell-style-name="ce117"/>
        <table:table-row table:style-name="ro7">
          <table:table-cell table:style-name="ce113" office:value-type="string" calcext:value-type="string">
            <text:p>Vorgangsliste für Projekt Phase Einführung</text:p>
          </table:table-cell>
          <table:table-cell table:style-name="ce113"/>
          <table:table-cell table:style-name="ce135" table:number-columns-repeated="13"/>
          <table:table-cell table:number-columns-repeated="1009"/>
        </table:table-row>
        <table:table-header-rows>
          <table:table-row table:style-name="ro11">
            <table:table-cell table:style-name="ce152" office:value-type="string" calcext:value-type="string">
              <text:p>Nr</text:p>
            </table:table-cell>
            <table:table-cell table:style-name="ce153" office:value-type="string" calcext:value-type="string">
              <text:p>Arbeitspaket</text:p>
            </table:table-cell>
            <table:table-cell table:style-name="ce153" office:value-type="string" calcext:value-type="string">
              <text:p>Tätigkeiten</text:p>
            </table:table-cell>
            <table:table-cell table:style-name="ce155" office:value-type="string" calcext:value-type="string">
              <text:p>Lieferobjekt</text:p>
            </table:table-cell>
            <table:table-cell table:style-name="ce158" table:formula="of:=[$Überblick.D2]" office:value-type="string" office:string-value="Michael Günter " calcext:value-type="string">
              <text:p>Michael Günter </text:p>
            </table:table-cell>
            <table:table-cell table:style-name="ce158" table:formula="of:=[$Überblick.E2]" office:value-type="string" office:string-value="Damian Senn " calcext:value-type="string">
              <text:p>Damian Senn </text:p>
            </table:table-cell>
            <table:table-cell table:style-name="ce158" table:formula="of:=[$Überblick.F2]" office:value-type="string" office:string-value="Miriam Deppeler " calcext:value-type="string">
              <text:p>Miriam Deppeler </text:p>
            </table:table-cell>
            <table:table-cell table:style-name="ce158" table:formula="of:=[$Überblick.G2]" office:value-type="string" office:string-value="Marianne Meier " calcext:value-type="string">
              <text:p>Marianne Meier </text:p>
            </table:table-cell>
            <table:table-cell table:style-name="ce158" table:formula="of:=[$Überblick.H2]" office:value-type="string" office:string-value="Julian Hess " calcext:value-type="string">
              <text:p>Julian Hess </text:p>
            </table:table-cell>
            <table:table-cell table:style-name="ce158" table:formula="of:=[$Überblick.I2]" office:value-type="string" office:string-value="Herbert Müller " calcext:value-type="string">
              <text:p>Herbert Müller </text:p>
            </table:table-cell>
            <table:table-cell table:style-name="ce158" table:formula="of:=[$Überblick.J2]" office:value-type="string" office:string-value="Reto Suter" calcext:value-type="string">
              <text:p>Reto Suter</text:p>
            </table:table-cell>
            <table:table-cell table:style-name="ce158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158" table:formula="of:=[$Überblick.L2]" office:value-type="string" office:string-value="Diverse&#10;" calcext:value-type="string">
              <text:p>Diverse</text:p>
              <text:p/>
            </table:table-cell>
            <table:table-cell table:style-name="ce161" office:value-type="string" calcext:value-type="string">
              <text:p>Total Stunden pro Tätigkeit</text:p>
            </table:table-cell>
            <table:table-cell table:style-name="ce162" office:value-type="string" calcext:value-type="string">
              <text:p>Total pro Arbeits-paket</text:p>
            </table:table-cell>
            <table:table-cell table:style-name="ce162" office:value-type="string" calcext:value-type="string">
              <office:annotation draw:style-name="gr3" draw:text-style-name="P2" svg:width="54.03mm" svg:height="35.45mm" svg:x="377.59mm" svg:y="15.08mm" draw:caption-point-x="-71.75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150" table:number-columns-repeated="1008"/>
          </table:table-row>
        </table:table-header-rows>
        <table:table-row table:style-name="ro12">
          <table:table-cell table:style-name="ce5" office:value-type="string" calcext:value-type="string">
            <text:p>4.1</text:p>
          </table:table-cell>
          <table:table-cell table:style-name="ce15" office:value-type="string" calcext:value-type="string">
            <text:p>Schulen der Mitarbeiter</text:p>
          </table:table-cell>
          <table:table-cell table:style-name="ce154" table:number-columns-repeated="5"/>
          <table:table-cell table:number-columns-repeated="2" table:style-name="ce154" office:value-type="float" office:value="16" calcext:value-type="float">
            <text:p>16</text:p>
          </table:table-cell>
          <table:table-cell table:style-name="ce154"/>
          <table:table-cell table:number-columns-repeated="2" table:style-name="ce154" office:value-type="float" office:value="8" calcext:value-type="float">
            <text:p>8</text:p>
          </table:table-cell>
          <table:table-cell table:style-name="ce154" office:value-type="float" office:value="16" calcext:value-type="float">
            <text:p>16</text:p>
          </table:table-cell>
          <table:table-cell table:style-name="ce154" table:formula="of:=SUM([.E3:.M3])" office:value-type="float" office:value="64" calcext:value-type="float">
            <text:p>64</text:p>
          </table:table-cell>
          <table:table-cell table:style-name="ce154" table:formula="of:=[.N3]" office:value-type="float" office:value="64" calcext:value-type="float">
            <text:p>64</text:p>
          </table:table-cell>
          <table:table-cell table:style-name="ce165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9">
          <table:table-cell table:style-name="ce11" office:value-type="string" calcext:value-type="string">
            <text:p>4.2</text:p>
          </table:table-cell>
          <table:table-cell table:style-name="ce16" office:value-type="string" calcext:value-type="string">
            <text:p>Erstellen der neuen Homepage durch Mitarbeiter</text:p>
          </table:table-cell>
          <table:table-cell table:style-name="ce154" table:number-columns-repeated="5"/>
          <table:table-cell table:style-name="ce154" office:value-type="float" office:value="40" calcext:value-type="float">
            <text:p>40</text:p>
          </table:table-cell>
          <table:table-cell table:style-name="ce154" table:number-columns-repeated="2"/>
          <table:table-cell table:style-name="ce154" office:value-type="float" office:value="16" calcext:value-type="float">
            <text:p>16</text:p>
          </table:table-cell>
          <table:table-cell table:style-name="ce154"/>
          <table:table-cell table:style-name="ce154" office:value-type="float" office:value="40" calcext:value-type="float">
            <text:p>40</text:p>
          </table:table-cell>
          <table:table-cell table:style-name="ce154" table:formula="of:=SUM([.E4:.M4])" office:value-type="float" office:value="96" calcext:value-type="float">
            <text:p>96</text:p>
          </table:table-cell>
          <table:table-cell table:style-name="ce154" table:formula="of:=[.N4]" office:value-type="float" office:value="96" calcext:value-type="float">
            <text:p>9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4.3</text:p>
          </table:table-cell>
          <table:table-cell table:style-name="ce15" office:value-type="string" calcext:value-type="string">
            <text:p>Review der Website</text:p>
          </table:table-cell>
          <table:table-cell table:style-name="ce154" table:number-columns-repeated="2"/>
          <table:table-cell table:number-columns-repeated="8" table:style-name="ce154" office:value-type="float" office:value="2" calcext:value-type="float">
            <text:p>2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table:formula="of:=SUM([.E5:.M5])" office:value-type="float" office:value="26" calcext:value-type="float">
            <text:p>26</text:p>
          </table:table-cell>
          <table:table-cell table:style-name="ce154" table:formula="of:=[.N5]" office:value-type="float" office:value="26" calcext:value-type="float">
            <text:p>2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11" office:value-type="string" calcext:value-type="string">
            <text:p>4.4</text:p>
          </table:table-cell>
          <table:table-cell table:style-name="ce15" office:value-type="string" calcext:value-type="string">
            <text:p>Go-Life</text:p>
          </table:table-cell>
          <table:table-cell table:style-name="ce154" table:number-columns-repeated="5"/>
          <table:table-cell table:number-columns-repeated="2" table:style-name="ce154" office:value-type="float" office:value="2" calcext:value-type="float">
            <text:p>2</text:p>
          </table:table-cell>
          <table:table-cell table:style-name="ce154"/>
          <table:table-cell table:style-name="ce154" office:value-type="float" office:value="2" calcext:value-type="float">
            <text:p>2</text:p>
          </table:table-cell>
          <table:table-cell table:style-name="ce154" table:number-columns-repeated="2"/>
          <table:table-cell table:style-name="ce154" table:formula="of:=SUM([.E6:.M6])" office:value-type="float" office:value="6" calcext:value-type="float">
            <text:p>6</text:p>
          </table:table-cell>
          <table:table-cell table:style-name="ce154" table:formula="of:=[.N6]" office:value-type="float" office:value="6" calcext:value-type="float">
            <text:p>6</text:p>
          </table:table-cell>
          <table:table-cell table:style-name="ce165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9">
          <table:table-cell table:style-name="ce5" office:value-type="string" calcext:value-type="string">
            <text:p>4.5</text:p>
          </table:table-cell>
          <table:table-cell table:style-name="ce15" office:value-type="string" calcext:value-type="string">
            <text:p>Projekt Controllin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8"/>
          <table:table-cell table:style-name="ce154" table:formula="of:=SUM([.E7:.M7])" office:value-type="float" office:value="2" calcext:value-type="float">
            <text:p>2</text:p>
          </table:table-cell>
          <table:table-cell table:style-name="ce154" table:formula="of:=[.N7]" office:value-type="float" office:value="2" calcext:value-type="float">
            <text:p>2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11" office:value-type="string" calcext:value-type="string">
            <text:p>4.6</text:p>
          </table:table-cell>
          <table:table-cell table:style-name="ce17" office:value-type="string" calcext:value-type="string">
            <text:p>Koordinationsmeetings</text:p>
          </table:table-cell>
          <table:table-cell table:style-name="ce154" table:number-columns-repeated="2"/>
          <table:table-cell table:number-columns-repeated="8" table:style-name="ce154" office:value-type="float" office:value="2" calcext:value-type="float">
            <text:p>2</text:p>
          </table:table-cell>
          <table:table-cell table:style-name="ce154"/>
          <table:table-cell table:style-name="ce154" table:formula="of:=SUM([.E8:.M8])" office:value-type="float" office:value="16" calcext:value-type="float">
            <text:p>16</text:p>
          </table:table-cell>
          <table:table-cell table:style-name="ce154" table:formula="of:=[.N8]" office:value-type="float" office:value="16" calcext:value-type="float">
            <text:p>1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4.7</text:p>
          </table:table-cell>
          <table:table-cell table:style-name="ce15" office:value-type="string" calcext:value-type="string">
            <text:p>Abschluss Projektcontrolling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 table:number-columns-repeated="6"/>
          <table:table-cell table:style-name="ce154" table:formula="of:=SUM([.E9:.M9])" office:value-type="float" office:value="8" calcext:value-type="float">
            <text:p>8</text:p>
          </table:table-cell>
          <table:table-cell table:style-name="ce154" table:formula="of:=[.N9]" office:value-type="float" office:value="8" calcext:value-type="float">
            <text:p>8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11" office:value-type="string" calcext:value-type="string">
            <text:p>4.8</text:p>
          </table:table-cell>
          <table:table-cell table:style-name="ce15" office:value-type="string" calcext:value-type="string">
            <text:p>Erstellen Abschlussbericht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6"/>
          <table:table-cell table:style-name="ce154" table:formula="of:=SUM([.E10:.M10])" office:value-type="float" office:value="16" calcext:value-type="float">
            <text:p>16</text:p>
          </table:table-cell>
          <table:table-cell table:style-name="ce154" table:formula="of:=[.N10]" office:value-type="float" office:value="16" calcext:value-type="float">
            <text:p>1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4.9</text:p>
          </table:table-cell>
          <table:table-cell table:style-name="ce15" office:value-type="string" calcext:value-type="string">
            <text:p>Abschluss Meeting</text:p>
          </table:table-cell>
          <table:table-cell table:style-name="ce154"/>
          <table:table-cell table:style-name="ce156"/>
          <table:table-cell table:number-columns-repeated="9" table:style-name="ce156" office:value-type="float" office:value="1" calcext:value-type="float">
            <text:p>1</text:p>
          </table:table-cell>
          <table:table-cell table:style-name="ce156" table:formula="of:=SUM([.E11:.M11])" office:value-type="float" office:value="9" calcext:value-type="float">
            <text:p>9</text:p>
          </table:table-cell>
          <table:table-cell table:style-name="ce156" table:formula="of:=[.N11]" office:value-type="float" office:value="9" calcext:value-type="float">
            <text:p>9</text:p>
          </table:table-cell>
          <table:table-cell table:style-name="ce165" office:value-type="float" office:value="500" calcext:value-type="float">
            <text:p>Fr. 500.00</text:p>
          </table:table-cell>
          <table:table-cell table:number-columns-repeated="1008"/>
        </table:table-row>
        <table:table-row table:style-name="ro9">
          <table:table-cell table:style-name="ce166"/>
          <table:table-cell table:number-columns-repeated="2"/>
          <table:table-cell table:style-name="ce157" office:value-type="string" calcext:value-type="string">
            <text:p>Total in Stunden</text:p>
          </table:table-cell>
          <table:table-cell table:style-name="ce159" table:formula="of:=SUM([.E3:.E11])" office:value-type="float" office:value="19" calcext:value-type="float">
            <text:p>19</text:p>
          </table:table-cell>
          <table:table-cell table:style-name="ce159" table:formula="of:=SUM([.F3:.F11])" office:value-type="float" office:value="11" calcext:value-type="float">
            <text:p>11</text:p>
          </table:table-cell>
          <table:table-cell table:style-name="ce159" table:formula="of:=SUM([.G3:.G11])" office:value-type="float" office:value="11" calcext:value-type="float">
            <text:p>11</text:p>
          </table:table-cell>
          <table:table-cell table:style-name="ce159" table:formula="of:=SUM([.H3:.H11])" office:value-type="float" office:value="63" calcext:value-type="float">
            <text:p>63</text:p>
          </table:table-cell>
          <table:table-cell table:style-name="ce159" table:formula="of:=SUM([.I3:.I11])" office:value-type="float" office:value="23" calcext:value-type="float">
            <text:p>23</text:p>
          </table:table-cell>
          <table:table-cell table:style-name="ce159" table:formula="of:=SUM([.J3:.J11])" office:value-type="float" office:value="5" calcext:value-type="float">
            <text:p>5</text:p>
          </table:table-cell>
          <table:table-cell table:style-name="ce159" table:formula="of:=SUM([.K3:.K11])" office:value-type="float" office:value="31" calcext:value-type="float">
            <text:p>31</text:p>
          </table:table-cell>
          <table:table-cell table:style-name="ce159" table:formula="of:=SUM([.L3:.L11])" office:value-type="float" office:value="13" calcext:value-type="float">
            <text:p>13</text:p>
          </table:table-cell>
          <table:table-cell table:style-name="ce159" table:formula="of:=SUM([.M3:.M11])" office:value-type="float" office:value="67" calcext:value-type="float">
            <text:p>67</text:p>
          </table:table-cell>
          <table:table-cell table:style-name="ce159" table:formula="of:=SUM([.N3:.N11])" office:value-type="float" office:value="243" calcext:value-type="float">
            <text:p>243</text:p>
          </table:table-cell>
          <table:table-cell table:style-name="ce159" table:formula="of:=SUM([.O3:.O11])" office:value-type="float" office:value="243" calcext:value-type="float">
            <text:p>243</text:p>
          </table:table-cell>
          <table:table-cell table:style-name="ce163" table:formula="of:=SUM([.P3:.P11])" office:value-type="float" office:value="2000" calcext:value-type="float">
            <text:p>Fr. 2'00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Tagen</text:p>
          </table:table-cell>
          <table:table-cell table:style-name="ce160" table:formula="of:=[.E12]/8" office:value-type="float" office:value="2.375" calcext:value-type="float">
            <text:p>2.38</text:p>
          </table:table-cell>
          <table:table-cell table:style-name="ce160" table:formula="of:=[.F12]/8" office:value-type="float" office:value="1.375" calcext:value-type="float">
            <text:p>1.38</text:p>
          </table:table-cell>
          <table:table-cell table:style-name="ce160" table:formula="of:=[.G12]/8" office:value-type="float" office:value="1.375" calcext:value-type="float">
            <text:p>1.38</text:p>
          </table:table-cell>
          <table:table-cell table:style-name="ce160" table:formula="of:=[.H12]/8" office:value-type="float" office:value="7.875" calcext:value-type="float">
            <text:p>7.88</text:p>
          </table:table-cell>
          <table:table-cell table:style-name="ce160" table:formula="of:=[.I12]/8" office:value-type="float" office:value="2.875" calcext:value-type="float">
            <text:p>2.88</text:p>
          </table:table-cell>
          <table:table-cell table:style-name="ce160" table:formula="of:=[.J12]/8" office:value-type="float" office:value="0.625" calcext:value-type="float">
            <text:p>0.63</text:p>
          </table:table-cell>
          <table:table-cell table:style-name="ce160" table:formula="of:=[.K12]/8" office:value-type="float" office:value="3.875" calcext:value-type="float">
            <text:p>3.88</text:p>
          </table:table-cell>
          <table:table-cell table:style-name="ce160" table:formula="of:=[.L12]/8" office:value-type="float" office:value="1.625" calcext:value-type="float">
            <text:p>1.63</text:p>
          </table:table-cell>
          <table:table-cell table:style-name="ce160" table:formula="of:=[.M12]/8" office:value-type="float" office:value="8.375" calcext:value-type="float">
            <text:p>8.38</text:p>
          </table:table-cell>
          <table:table-cell table:style-name="ce160" table:formula="of:=[.N12]/8" office:value-type="float" office:value="30.375" calcext:value-type="float">
            <text:p>30.38</text:p>
          </table:table-cell>
          <table:table-cell table:style-name="ce160" table:formula="of:=[.O12]/8" office:value-type="float" office:value="30.375" calcext:value-type="float">
            <text:p>30.38</text:p>
          </table:table-cell>
          <table:table-cell table:style-name="ce167"/>
          <table:table-cell table:number-columns-repeated="1008"/>
        </table:table-row>
        <table:table-row table:style-name="ro9" table:number-rows-repeated="1048562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Einführung.$A$2:.$AMJ$2" table:range-usable-as="repeat-column repeat-row"/>
          <table:named-range table:name="_xlnm.Print_Titles_0" table:base-cell-address="$Projektplan.$A$1" table:cell-range-address="$Einführung.$A$2:.$AMJ$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</number:text>
    </number:number-style>
    <number:number-style style:name="N10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day/>
      <number:text>.</number:text>
      <number:month/>
      <number:text>.</number:text>
      <number:year number:style="long"/>
    </number:date-style>
    <number:number-style style:name="N116">
      <number:text>Fr. </number:text>
      <number:number number:decimal-places="2" loext:min-decimal-places="2" number:min-integer-digits="1" number:grouping="true"/>
    </number:number-style>
    <number:number-style style:name="N117P0" style:volatile="true">
      <number:text>Fr. </number:text>
      <number:number number:decimal-places="2" loext:min-decimal-places="2" number:min-integer-digits="1" number:grouping="true"/>
    </number:number-style>
    <number:number-style style:name="N117">
      <number:text>Fr. 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">
      <number:text>SFr. 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20mm" fo:margin-right="20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6mm" fo:margin-left="13mm" fo:margin-right="13mm" style:print-page-order="ttb" style:first-page-number="continue" loext:scale-to-X="1" loext:scale-to-Y="1" style:writing-mode="lr-tb" style:print="charts drawings objects zero-values"/>
      <style:header-style>
        <style:header-footer-properties fo:min-height="11.01mm" fo:margin-left="0mm" fo:margin-right="0mm" fo:margin-bottom="5.36mm"/>
      </style:header-style>
      <style:footer-style>
        <style:header-footer-properties svg:height="0mm" fo:margin-left="0mm" fo:margin-right="0mm" fo:margin-top="0mm"/>
      </style:footer-style>
    </style:page-layout>
    <style:page-layout style:name="Mpm5">
      <style:page-layout-properties fo:page-width="297mm" fo:page-height="210.01mm" style:num-format="1" style:print-orientation="landscape" fo:margin-top="11.18mm" fo:margin-bottom="9.4mm" fo:margin-left="20mm" fo:margin-right="20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97mm" fo:page-height="210.01mm" style:num-format="1" style:print-orientation="landscape" fo:margin-top="20mm" fo:margin-bottom="20mm" fo:margin-left="17.99mm" fo:margin-right="17.9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.00.0000</text:date>, <text:time style:data-style-name="N2" text:time-value="17:59:48.2241412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sourcen" style:display-name="PageStyle_Ressourc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ktplan" style:display-name="PageStyle_Projektplan" style:page-layout-name="Mpm4">
      <style:header>
        <style:region-left>
          <text:p><text:span text:style-name="MT1">Projektplan: Konzertkalender</text:span></text:p>
        </style:region-left>
      </style:header>
      <style:header-left style:display="false"/>
      <style:footer>
        <style:region-left>
          <text:p><text:span text:style-name="MT2"><text:file-name text:display="name-and-extension">???</text:file-name></text:span></text:p>
        </style:region-left>
        <style:region-right>
          <text:p><text:span text:style-name="MT3">Damian Senn</text:span></text:p>
        </style:region-right>
      </style:footer>
      <style:footer-left style:display="false"/>
    </style:master-page>
    <style:master-page style:name="PageStyle_5f_Konzept" style:display-name="PageStyle_Konzep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alisierung" style:display-name="PageStyle_Re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Organigramm" style:display-name="PageStyle_Organigramm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nitialisierung" style:display-name="PageStyle_Initi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Überblick" style:display-name="PageStyle_Überbli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führung" style:display-name="PageStyle_Einfüh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Kalender" style:display-name="PageStyle_Kalender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6-14T11:12:53</meta:creation-date>
    <meta:initial-creator>Marc Aeby</meta:initial-creator>
    <dc:language>en-US</dc:language>
    <dc:date>2019-04-03T17:59:58.323802449</dc:date>
    <meta:editing-cycles>45</meta:editing-cycles>
    <dc:subject>Projektstrukturplan</dc:subject>
    <dc:title>PSP Projekt MOCS</dc:title>
    <meta:editing-duration>PT6H46M11S</meta:editing-duration>
    <meta:generator>LibreOffice/5.4.6.2$Linux_X86_64 LibreOffice_project/40m0$Build-2</meta:generator>
    <meta:printed-by>Damian Senn</meta:printed-by>
    <meta:print-date>2019-03-27T14:56:48.467135593</meta:print-date>
    <dc:creator>Damian Senn</dc:creator>
    <meta:document-statistic meta:table-count="7" meta:cell-count="919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 svg:stroke-width="0.018cm" draw:fill="none"/>
    </style:style>
    <style:style style:name="ch2" style:family="chart">
      <style:chart-properties style:rotation-angle="0"/>
      <style:text-properties fo:color="#000000" style:text-position="0% 100%" fo:font-family="Arial" fo:font-size="14pt" fo:font-weight="bold" style:font-family-asian="Arial" style:font-size-asian="14pt" style:font-weight-asian="bold" style:font-size-complex="14pt" style:font-weight-complex="bold"/>
    </style:style>
    <style:style style:name="ch3" style:family="chart">
      <style:graphic-properties svg:stroke-width="0.009cm" draw:fill="solid" draw:fill-color="#ffffff"/>
      <style:text-properties fo:color="#000000" style:text-position="0% 100%" fo:font-family="Arial" fo:font-size="10.1000003814697pt" style:font-family-asian="Arial" style:font-size-asian="10.1000003814697pt" style:font-size-complex="10.1000003814697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6" style:family="chart">
      <style:chart-properties style:rotation-angle="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7" style:family="chart" style:data-style-name="N4">
      <style:chart-properties chart:display-label="true" chart:logarithmic="false" chart:interval-major="2" chart:gap-width="150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8" style:family="chart">
      <style:chart-properties style:rotation-angle="9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9" style:family="chart">
      <style:graphic-properties svg:stroke-width="0.009cm"/>
    </style:style>
    <style:style style:name="ch10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9999ff"/>
      <style:text-properties style:text-position="0% 100%" fo:font-size="10pt" style:font-size-asian="10pt" style:font-size-complex="10pt"/>
    </style:style>
    <style:style style:name="ch11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ffffcc"/>
      <style:text-properties style:text-position="0% 100%" fo:font-size="10pt" style:font-size-asian="10pt" style:font-size-complex="10pt"/>
    </style:style>
    <style:style style:name="ch12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ccffff"/>
      <style:text-properties style:text-position="0% 100%" fo:font-size="10pt" style:font-size-asian="10pt" style:font-size-complex="10pt"/>
    </style:style>
    <style:style style:name="ch13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style:text-position="0% 100%" fo:font-size="10pt" style:font-size-asian="10pt" style:font-size-complex="10pt"/>
    </style:style>
    <style:style style:name="ch14" style:family="chart">
      <style:graphic-properties draw:stroke="solid" svg:stroke-width="0.035cm" svg:stroke-color="#808080" draw:fill="solid" draw:fill-color="#c0c0c0"/>
    </style:style>
    <style:style style:name="ch15" style:family="chart">
      <style:graphic-properties draw:fill-color="#d9d9d9"/>
    </style:style>
  </office:automatic-styles>
  <office:body>
    <office:chart>
      <chart:chart svg:width="25.444cm" svg:height="15.717cm" xlink:href=".." xlink:type="simple" chart:class="chart:bar" chart:style-name="ch1">
        <chart:title svg:x="10.371cm" svg:y="0.318cm" chart:style-name="ch2">
          <text:p>Ressourcenbedarf</text:p>
        </chart:title>
        <chart:legend svg:x="17.383cm" svg:y="3.34cm" style:legend-expansion="custom" chartooo:width="2.656cm" chartooo:height="2.428cm" style:legend-expansion-aspect-ratio="1.09390444810544" chart:style-name="ch3"/>
        <chart:plot-area chart:style-name="ch4" table:cell-range-address="Überblick.D2:Überblick.K6 Überblick.A3:Überblick.A6" chart:data-source-has-labels="both" svg:x="1.207cm" svg:y="1.838cm" svg:width="20.948cm" svg:height="14.52cm">
          <chartooo:coordinate-region svg:x="2.411cm" svg:y="2.064cm" svg:width="19.744cm" svg:height="11.668cm"/>
          <chart:axis chart:dimension="x" chart:name="primary-x" chart:style-name="ch5" chartooo:axis-type="auto">
            <chartooo:date-scale/>
            <chart:title svg:x="10.45cm" svg:y="1.085cm" chart:style-name="ch6">
              <text:p>Mitarbeiter Projekt CMS</text:p>
            </chart:title>
            <chart:categories table:cell-range-address="Überblick.D2:Überblick.K2"/>
          </chart:axis>
          <chart:axis chart:dimension="y" chart:name="primary-y" chart:style-name="ch7">
            <chart:title svg:x="0.344cm" svg:y="6.323cm" chart:style-name="ch8">
              <text:p>Bedarf in Tagen</text:p>
            </chart:title>
            <chart:grid chart:style-name="ch9" chart:class="major"/>
          </chart:axis>
          <chart:series chart:style-name="ch10" chart:values-cell-range-address="Überblick.D3:Überblick.K3" chart:label-cell-address="Überblick.A3:Überblick.A3" chart:class="chart:bar">
            <chart:data-point chart:repeated="8"/>
          </chart:series>
          <chart:series chart:style-name="ch11" chart:values-cell-range-address="Überblick.D4:Überblick.K4" chart:label-cell-address="Überblick.A4:Überblick.A4" chart:class="chart:bar">
            <chart:data-point chart:repeated="8"/>
          </chart:series>
          <chart:series chart:style-name="ch12" chart:values-cell-range-address="Überblick.D5:Überblick.K5" chart:label-cell-address="Überblick.A5:Überblick.A5" chart:class="chart:bar">
            <chart:data-point chart:repeated="8"/>
          </chart:series>
          <chart:series chart:style-name="ch13" chart:values-cell-range-address="Überblick.D6:Überblick.K6" chart:label-cell-address="Überblick.A6:Überblick.A6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hael Günter </text:p>
                <draw:g>
                  <svg:desc>Überblick.D2:Überblick.K2</svg:desc>
                </draw:g>
              </table:table-cell>
              <table:table-cell office:value-type="string">
                <text:p>Damian Senn </text:p>
              </table:table-cell>
              <table:table-cell office:value-type="string">
                <text:p>Miriam Deppeler </text:p>
              </table:table-cell>
              <table:table-cell office:value-type="string">
                <text:p>Marianne Meier </text:p>
              </table:table-cell>
              <table:table-cell office:value-type="string">
                <text:p>Julian Hess </text:p>
              </table:table-cell>
              <table:table-cell office:value-type="string">
                <text:p>Herbert Müller </text:p>
              </table:table-cell>
              <table:table-cell office:value-type="string">
                <text:p>Reto Suter</text:p>
              </table:table-cell>
              <table:table-cell office:value-type="string">
                <text:p>Marcel Zingg
</text:p>
              </table:table-cell>
            </table:table-row>
          </table:table-header-rows>
          <table:table-rows>
            <table:table-row>
              <table:table-cell office:value-type="string">
                <text:p>Initialisierung</text:p>
                <draw:g>
                  <svg:desc>Überblick.A3:Überblick.A3</svg:desc>
                </draw:g>
              </table:table-cell>
              <table:table-cell office:value-type="float" office:value="8.5">
                <text:p>8.5</text:p>
                <draw:g>
                  <svg:desc>Überblick.D3:Überblick.K3</svg:desc>
                </draw:g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3.875">
                <text:p>3.875</text:p>
              </table:table-cell>
              <table:table-cell office:value-type="float" office:value="3.625">
                <text:p>3.625</text:p>
              </table:table-cell>
              <table:table-cell office:value-type="float" office:value="2.625">
                <text:p>2.625</text:p>
              </table:table-cell>
              <table:table-cell office:value-type="float" office:value="2.25">
                <text:p>2.2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Konzept</text:p>
                <draw:g>
                  <svg:desc>Überblick.A4:Überblick.A4</svg:desc>
                </draw:g>
              </table:table-cell>
              <table:table-cell office:value-type="float" office:value="1.75">
                <text:p>1.75</text:p>
                <draw:g>
                  <svg:desc>Überblick.D4:Überblick.K4</svg:desc>
                </draw:g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7.25">
                <text:p>7.25</text:p>
              </table:table-cell>
              <table:table-cell office:value-type="float" office:value="6.75">
                <text:p>6.75</text:p>
              </table:table-cell>
              <table:table-cell office:value-type="float" office:value="1.5">
                <text:p>1.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Realisierung</text:p>
                <draw:g>
                  <svg:desc>Überblick.A5:Überblick.A5</svg:desc>
                </draw:g>
              </table:table-cell>
              <table:table-cell office:value-type="float" office:value="1.5">
                <text:p>1.5</text:p>
                <draw:g>
                  <svg:desc>Überblick.D5:Überblick.K5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8.25">
                <text:p>8.25</text:p>
              </table:table-cell>
              <table:table-cell office:value-type="float" office:value="9.25">
                <text:p>9.25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Einführung</text:p>
                <draw:g>
                  <svg:desc>Überblick.A6:Überblick.A6</svg:desc>
                </draw:g>
              </table:table-cell>
              <table:table-cell office:value-type="float" office:value="2.375">
                <text:p>2.375</text:p>
                <draw:g>
                  <svg:desc>Überblick.D6:Überblick.K6</svg:desc>
                </draw:g>
              </table:table-cell>
              <table:table-cell office:value-type="float" office:value="1.375">
                <text:p>1.375</text:p>
              </table:table-cell>
              <table:table-cell office:value-type="float" office:value="1.375">
                <text:p>1.375</text:p>
              </table:table-cell>
              <table:table-cell office:value-type="float" office:value="7.875">
                <text:p>7.875</text:p>
              </table:table-cell>
              <table:table-cell office:value-type="float" office:value="2.875">
                <text:p>2.875</text:p>
              </table:table-cell>
              <table:table-cell office:value-type="float" office:value="0.625">
                <text:p>0.625</text:p>
              </table:table-cell>
              <table:table-cell office:value-type="float" office:value="3.875">
                <text:p>3.875</text:p>
              </table:table-cell>
              <table:table-cell office:value-type="float" office:value="1.625">
                <text:p>1.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